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68a84" officeooo:paragraph-rsid="03668a8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a543a" officeooo:paragraph-rsid="036a543a"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fcc24" officeooo:paragraph-rsid="036fcc24"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be092"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e867" officeooo:paragraph-rsid="037fe867"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P7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2"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83" style:family="paragraph" style:parent-style-name="Standard">
      <style:text-properties style:font-name="PT Mono" officeooo:paragraph-rsid="0013202e"/>
    </style:style>
    <style:style style:name="P84" style:family="paragraph" style:parent-style-name="Standard">
      <style:paragraph-properties fo:break-before="page"/>
      <style:text-properties style:font-name="PT Mono" officeooo:paragraph-rsid="0013202e"/>
    </style:style>
    <style:style style:name="P85" style:family="paragraph" style:parent-style-name="Footnote">
      <style:text-properties fo:font-size="8pt" officeooo:rsid="0324c139" officeooo:paragraph-rsid="0324c139" style:font-size-asian="8pt" style:font-size-complex="8pt"/>
    </style:style>
    <style:style style:name="P86" style:family="paragraph" style:parent-style-name="Footnote">
      <style:text-properties fo:font-size="8pt" officeooo:rsid="0346a184" officeooo:paragraph-rsid="0346a184" style:font-size-asian="7pt" style:font-size-complex="8pt"/>
    </style:style>
    <style:style style:name="P87" style:family="paragraph" style:parent-style-name="Footnote">
      <style:paragraph-properties fo:text-indent="0in" style:auto-text-indent="false"/>
      <style:text-properties fo:font-size="8pt" officeooo:rsid="038954f6" officeooo:paragraph-rsid="038954f6" style:font-size-asian="7pt" style:font-size-complex="8pt"/>
    </style:style>
    <style:style style:name="P88" style:family="paragraph" style:parent-style-name="Footnote">
      <style:text-properties fo:font-size="8pt" officeooo:rsid="03aead49" officeooo:paragraph-rsid="03aead49" style:font-size-asian="7pt" style:font-size-complex="8pt"/>
    </style:style>
    <style:style style:name="P8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center"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e1929" officeooo:paragraph-rsid="038e1929"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9c366f" officeooo:paragraph-rsid="039c366f"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9c366f" fo:background-color="transparent" style:font-size-asian="8pt" style:font-style-asian="italic" style:font-weight-asian="normal" style:font-size-complex="8pt" style:font-style-complex="italic"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1bb8c" fo:background-color="transparent" style:font-size-asian="8pt" style:font-style-asian="italic" style:font-weight-asian="normal" style:font-size-complex="8pt" style:font-style-complex="italic"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98"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0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02"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ead49" officeooo:paragraph-rsid="03aead49" fo:background-color="transparent" style:font-size-asian="8pt" style:font-style-asian="italic" style:font-weight-asian="normal" style:font-size-complex="8pt" style:font-style-complex="italic"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00d57" fo:background-color="transparent" style:font-size-asian="8pt" style:font-style-asian="italic" style:font-weight-asian="normal" style:font-size-complex="8pt" style:font-style-complex="italic"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06"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4bd9c" officeooo:paragraph-rsid="03b4bd9c" fo:background-color="transparent" style:font-size-asian="8pt" style:font-style-asian="italic" style:font-weight-asian="normal" style:font-size-complex="8pt" style:font-style-complex="italic"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5656a" fo:background-color="transparent" style:font-size-asian="8pt" style:font-style-asian="italic" style:font-weight-asian="normal" style:font-size-complex="8pt" style:font-style-complex="italic"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b7f0c" fo:background-color="transparent" style:font-size-asian="8pt" style:font-style-asian="italic" style:font-weight-asian="normal" style:font-size-complex="8pt" style:font-style-complex="italic"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b7f0c" officeooo:paragraph-rsid="03bb7f0c" fo:background-color="transparent" style:font-size-asian="8pt" style:font-style-asian="italic" style:font-weight-asian="normal" style:font-size-complex="8pt" style:font-style-complex="italic"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bfb5d6" fo:background-color="transparent" style:font-size-asian="8pt" style:font-style-asian="italic" style:font-weight-asian="normal" style:font-size-complex="8pt" style:font-style-complex="italic"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1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3a8a7" officeooo:paragraph-rsid="03c3a8a7" fo:background-color="transparent" style:font-size-asian="8pt" style:font-style-asian="italic" style:font-weight-asian="normal" style:font-size-complex="8pt" style:font-style-complex="italic"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8900e" officeooo:paragraph-rsid="03c8900e" fo:background-color="transparent" style:font-size-asian="8pt" style:font-style-asian="italic" style:font-weight-asian="normal" style:font-size-complex="8pt" style:font-style-complex="italic" style:font-weight-complex="normal"/>
    </style:style>
    <style:style style:name="P116"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c8900e" officeooo:paragraph-rsid="03c8900e" fo:background-color="transparent" style:font-size-asian="8pt" style:font-style-asian="italic" style:font-weight-asian="normal" style:font-size-complex="8pt" style:font-style-complex="italic"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18"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1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0e201" officeooo:paragraph-rsid="03d0e201" fo:background-color="transparent" style:font-size-asian="8pt" style:font-style-asian="italic" style:font-weight-asian="normal" style:font-size-complex="8pt" style:font-style-complex="italic"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5f5d2" officeooo:paragraph-rsid="03d5f5d2" fo:background-color="transparent" style:font-size-asian="8pt" style:font-style-asian="italic" style:font-weight-asian="normal" style:font-size-complex="8pt" style:font-style-complex="italic" style:font-weight-complex="normal"/>
    </style:style>
    <style:style style:name="P12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d5f5d2" officeooo:paragraph-rsid="03d5f5d2" fo:background-color="transparent" style:font-size-asian="8pt" style:font-style-asian="italic" style:font-weight-asian="normal" style:font-size-complex="8pt" style:font-style-complex="italic"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8f4b2" officeooo:paragraph-rsid="03d8f4b2" fo:background-color="transparent" style:font-size-asian="8pt" style:font-style-asian="italic" style:font-weight-asian="normal" style:font-size-complex="8pt" style:font-style-complex="italic" style:font-weight-complex="normal"/>
    </style:style>
    <style:style style:name="P124"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d8f4b2" officeooo:paragraph-rsid="03d8f4b2" fo:background-color="transparent" style:font-size-asian="8pt" style:font-style-asian="italic" style:font-weight-asian="normal" style:font-size-complex="8pt" style:font-style-complex="italic"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2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2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09e4f" officeooo:paragraph-rsid="03e09e4f" fo:background-color="transparent" style:font-size-asian="8pt" style:font-style-asian="italic" style:font-weight-asian="normal" style:font-size-complex="8pt" style:font-style-complex="italic" style:font-weight-complex="normal"/>
    </style:style>
    <style:style style:name="P12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e09e4f" officeooo:paragraph-rsid="03e09e4f" fo:background-color="transparent" style:font-size-asian="8pt" style:font-style-asian="italic" style:font-weight-asian="normal" style:font-size-complex="8pt" style:font-style-complex="italic"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63b75" officeooo:paragraph-rsid="03e63b75" fo:background-color="transparent" style:font-size-asian="8pt" style:font-style-asian="italic" style:font-weight-asian="normal" style:font-size-complex="8pt" style:font-style-complex="italic"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ca953" officeooo:paragraph-rsid="03eca953" fo:background-color="transparent" style:font-size-asian="8pt" style:font-style-asian="italic" style:font-weight-asian="normal" style:font-size-complex="8pt" style:font-style-complex="italic"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a7227" officeooo:paragraph-rsid="03fa7227" fo:background-color="transparent" style:font-size-asian="8pt" style:font-style-asian="italic" style:font-weight-asian="normal" style:font-size-complex="8pt" style:font-style-complex="italic"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f3221" officeooo:paragraph-rsid="03ff3221" fo:background-color="transparent" style:font-size-asian="8pt" style:font-style-asian="italic" style:font-weight-asian="normal" style:font-size-complex="8pt" style:font-style-complex="italic"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f3221" officeooo:paragraph-rsid="04018b3a" fo:background-color="transparent" style:font-size-asian="8pt" style:font-style-asian="italic" style:font-weight-asian="normal" style:font-size-complex="8pt" style:font-style-complex="italic" style:font-weight-complex="normal"/>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2c3b4" officeooo:paragraph-rsid="0402c3b4" fo:background-color="transparent" style:font-size-asian="8pt" style:font-style-asian="italic" style:font-weight-asian="normal" style:font-size-complex="8pt" style:font-style-complex="italic"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4f911" officeooo:paragraph-rsid="0404f911" fo:background-color="transparent" style:font-size-asian="8pt" style:font-style-asian="italic" style:font-weight-asian="normal" style:font-size-complex="8pt" style:font-style-complex="italic"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9e077" officeooo:paragraph-rsid="0409e077" fo:background-color="transparent" style:font-size-asian="8pt" style:font-style-asian="italic" style:font-weight-asian="normal" style:font-size-complex="8pt" style:font-style-complex="italic" style:font-weight-complex="normal"/>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b2b14" officeooo:paragraph-rsid="040b2b14" fo:background-color="transparent" style:font-size-asian="8pt" style:font-style-asian="italic" style:font-weight-asian="normal" style:font-size-complex="8pt" style:font-style-complex="italic" style:font-weight-complex="normal"/>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d9e52" officeooo:paragraph-rsid="040d9e52"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fo:font-style="italic" officeooo:rsid="0364c05e" style:font-style-asian="italic" style:font-style-complex="italic"/>
    </style:style>
    <style:style style:name="T21" style:family="text">
      <style:text-properties fo:font-style="italic" officeooo:rsid="036f1f6c" style:font-style-asian="italic" style:font-style-complex="italic"/>
    </style:style>
    <style:style style:name="T22" style:family="text">
      <style:text-properties fo:font-style="italic" officeooo:rsid="038261f8" style:font-style-asian="italic" style:font-style-complex="italic"/>
    </style:style>
    <style:style style:name="T23" style:family="text">
      <style:text-properties fo:font-style="italic" officeooo:rsid="0389d64a" style:font-style-asian="italic" style:font-style-complex="italic"/>
    </style:style>
    <style:style style:name="T24" style:family="text">
      <style:text-properties fo:font-style="italic" officeooo:rsid="038b4809" style:font-style-asian="italic" style:font-style-complex="italic"/>
    </style:style>
    <style:style style:name="T25" style:family="text">
      <style:text-properties officeooo:rsid="0321229e"/>
    </style:style>
    <style:style style:name="T26" style:family="text">
      <style:text-properties officeooo:rsid="0322ce2c"/>
    </style:style>
    <style:style style:name="T27" style:family="text">
      <style:text-properties officeooo:rsid="0327669f"/>
    </style:style>
    <style:style style:name="T28" style:family="text">
      <style:text-properties officeooo:rsid="0327a975"/>
    </style:style>
    <style:style style:name="T29" style:family="text">
      <style:text-properties officeooo:rsid="03295add"/>
    </style:style>
    <style:style style:name="T30" style:family="text">
      <style:text-properties officeooo:rsid="032a7a34"/>
    </style:style>
    <style:style style:name="T31" style:family="text">
      <style:text-properties officeooo:rsid="032befbd"/>
    </style:style>
    <style:style style:name="T32" style:family="text">
      <style:text-properties officeooo:rsid="032d1296"/>
    </style:style>
    <style:style style:name="T33" style:family="text">
      <style:text-properties officeooo:rsid="032dd5d0"/>
    </style:style>
    <style:style style:name="T34" style:family="text">
      <style:text-properties officeooo:rsid="032e2a5c"/>
    </style:style>
    <style:style style:name="T35" style:family="text">
      <style:text-properties officeooo:rsid="032e2e84"/>
    </style:style>
    <style:style style:name="T36" style:family="text">
      <style:text-properties officeooo:rsid="032f12ea"/>
    </style:style>
    <style:style style:name="T37" style:family="text">
      <style:text-properties officeooo:rsid="033002c0"/>
    </style:style>
    <style:style style:name="T38" style:family="text">
      <style:text-properties officeooo:rsid="0331e8af"/>
    </style:style>
    <style:style style:name="T39" style:family="text">
      <style:text-properties officeooo:rsid="0332e46a"/>
    </style:style>
    <style:style style:name="T40" style:family="text">
      <style:text-properties officeooo:rsid="033445b5"/>
    </style:style>
    <style:style style:name="T41" style:family="text">
      <style:text-properties officeooo:rsid="033560da"/>
    </style:style>
    <style:style style:name="T42" style:family="text">
      <style:text-properties officeooo:rsid="033589ce"/>
    </style:style>
    <style:style style:name="T43" style:family="text">
      <style:text-properties officeooo:rsid="0338f6ab"/>
    </style:style>
    <style:style style:name="T44" style:family="text">
      <style:text-properties officeooo:rsid="033a610d"/>
    </style:style>
    <style:style style:name="T45" style:family="text">
      <style:text-properties officeooo:rsid="033b70f2"/>
    </style:style>
    <style:style style:name="T46" style:family="text">
      <style:text-properties officeooo:rsid="033e87f9"/>
    </style:style>
    <style:style style:name="T47" style:family="text">
      <style:text-properties officeooo:rsid="03405ff0"/>
    </style:style>
    <style:style style:name="T48" style:family="text">
      <style:text-properties officeooo:rsid="0341bbeb"/>
    </style:style>
    <style:style style:name="T49" style:family="text">
      <style:text-properties officeooo:rsid="034319d9"/>
    </style:style>
    <style:style style:name="T50" style:family="text">
      <style:text-properties officeooo:rsid="0346a184"/>
    </style:style>
    <style:style style:name="T51" style:family="text">
      <style:text-properties fo:font-style="normal" style:font-style-asian="normal" style:font-style-complex="normal"/>
    </style:style>
    <style:style style:name="T52" style:family="text">
      <style:text-properties fo:font-style="normal" officeooo:rsid="03478123" style:font-style-asian="normal" style:font-style-complex="normal"/>
    </style:style>
    <style:style style:name="T53" style:family="text">
      <style:text-properties fo:font-style="normal" officeooo:rsid="0348f4de" style:font-style-asian="normal" style:font-style-complex="normal"/>
    </style:style>
    <style:style style:name="T54" style:family="text">
      <style:text-properties fo:font-style="normal" officeooo:rsid="03497f67" style:font-style-asian="normal" style:font-style-complex="normal"/>
    </style:style>
    <style:style style:name="T55" style:family="text">
      <style:text-properties fo:font-style="normal" officeooo:rsid="039c9f5f" style:font-style-asian="normal" style:font-style-complex="normal"/>
    </style:style>
    <style:style style:name="T56" style:family="text">
      <style:text-properties fo:font-style="normal" officeooo:rsid="039d5297" style:font-style-asian="normal" style:font-style-complex="normal"/>
    </style:style>
    <style:style style:name="T57" style:family="text">
      <style:text-properties fo:font-style="normal" officeooo:rsid="039f3825" style:font-style-asian="normal" style:font-style-complex="normal"/>
    </style:style>
    <style:style style:name="T58" style:family="text">
      <style:text-properties fo:font-style="normal" officeooo:rsid="039fefd0" style:font-style-asian="normal" style:font-style-complex="normal"/>
    </style:style>
    <style:style style:name="T59" style:family="text">
      <style:text-properties fo:font-style="normal" officeooo:rsid="03a09925" style:font-style-asian="normal" style:font-style-complex="normal"/>
    </style:style>
    <style:style style:name="T60" style:family="text">
      <style:text-properties fo:font-style="normal" officeooo:rsid="03a1bb8c" style:font-style-asian="normal" style:font-style-complex="normal"/>
    </style:style>
    <style:style style:name="T61" style:family="text">
      <style:text-properties fo:font-style="normal" officeooo:rsid="03a29263" style:font-style-asian="normal" style:font-style-complex="normal"/>
    </style:style>
    <style:style style:name="T62" style:family="text">
      <style:text-properties fo:font-style="normal" officeooo:rsid="03a29ef1" style:font-style-asian="normal" style:font-style-complex="normal"/>
    </style:style>
    <style:style style:name="T63" style:family="text">
      <style:text-properties fo:font-style="normal" officeooo:rsid="03a6858c" style:font-style-asian="normal" style:font-style-complex="normal"/>
    </style:style>
    <style:style style:name="T64" style:family="text">
      <style:text-properties fo:font-style="normal" officeooo:rsid="03a874ef" style:font-style-asian="normal" style:font-style-complex="normal"/>
    </style:style>
    <style:style style:name="T65" style:family="text">
      <style:text-properties fo:font-style="normal" officeooo:rsid="03a94cda" style:font-style-asian="normal" style:font-style-complex="normal"/>
    </style:style>
    <style:style style:name="T66" style:family="text">
      <style:text-properties fo:font-style="normal" officeooo:rsid="03a94db1" style:font-style-asian="normal" style:font-style-complex="normal"/>
    </style:style>
    <style:style style:name="T67" style:family="text">
      <style:text-properties fo:font-style="normal" officeooo:rsid="03aab2bf" style:font-style-asian="normal" style:font-style-complex="normal"/>
    </style:style>
    <style:style style:name="T68" style:family="text">
      <style:text-properties fo:font-style="normal" officeooo:rsid="03aacb0a" style:font-style-asian="normal" style:font-style-complex="normal"/>
    </style:style>
    <style:style style:name="T69" style:family="text">
      <style:text-properties fo:font-style="normal" officeooo:rsid="03ab53da" style:font-style-asian="normal" style:font-style-complex="normal"/>
    </style:style>
    <style:style style:name="T70" style:family="text">
      <style:text-properties fo:font-style="normal" officeooo:rsid="03ade8bf" style:font-style-asian="normal" style:font-style-complex="normal"/>
    </style:style>
    <style:style style:name="T71" style:family="text">
      <style:text-properties fo:font-style="normal" officeooo:rsid="03ae8d17" style:font-style-asian="normal" style:font-style-complex="normal"/>
    </style:style>
    <style:style style:name="T72" style:family="text">
      <style:text-properties fo:font-style="normal" officeooo:rsid="03b00d57" style:font-style-asian="normal" style:font-style-complex="normal"/>
    </style:style>
    <style:style style:name="T73" style:family="text">
      <style:text-properties fo:font-style="normal" officeooo:rsid="03b1d806" style:font-style-asian="normal" style:font-style-complex="normal"/>
    </style:style>
    <style:style style:name="T74" style:family="text">
      <style:text-properties fo:font-style="normal" officeooo:rsid="03b2c578" style:font-style-asian="normal" style:font-style-complex="normal"/>
    </style:style>
    <style:style style:name="T75" style:family="text">
      <style:text-properties fo:font-style="normal" officeooo:rsid="03b2ccb2" style:font-style-asian="normal" style:font-style-complex="normal"/>
    </style:style>
    <style:style style:name="T76" style:family="text">
      <style:text-properties fo:font-style="normal" officeooo:rsid="03b3148f" style:font-style-asian="normal" style:font-style-complex="normal"/>
    </style:style>
    <style:style style:name="T77" style:family="text">
      <style:text-properties fo:font-style="normal" officeooo:rsid="03b31aae" style:font-style-asian="normal" style:font-style-complex="normal"/>
    </style:style>
    <style:style style:name="T78" style:family="text">
      <style:text-properties fo:font-style="normal" officeooo:rsid="03b5656a" style:font-style-asian="normal" style:font-style-complex="normal"/>
    </style:style>
    <style:style style:name="T79" style:family="text">
      <style:text-properties fo:font-style="normal" officeooo:rsid="03b6187b" style:font-style-asian="normal" style:font-style-complex="normal"/>
    </style:style>
    <style:style style:name="T80" style:family="text">
      <style:text-properties fo:font-style="normal" officeooo:rsid="03b80903" style:font-style-asian="normal" style:font-style-complex="normal"/>
    </style:style>
    <style:style style:name="T81" style:family="text">
      <style:text-properties fo:font-style="normal" officeooo:rsid="03b98f94" style:font-style-asian="normal" style:font-style-complex="normal"/>
    </style:style>
    <style:style style:name="T82" style:family="text">
      <style:text-properties fo:font-style="normal" officeooo:rsid="03babb9c" style:font-style-asian="normal" style:font-style-complex="normal"/>
    </style:style>
    <style:style style:name="T83" style:family="text">
      <style:text-properties fo:font-style="normal" officeooo:rsid="03bac324" style:font-style-asian="normal" style:font-style-complex="normal"/>
    </style:style>
    <style:style style:name="T84" style:family="text">
      <style:text-properties fo:font-style="normal" officeooo:rsid="03bb19f8" style:font-style-asian="normal" style:font-style-complex="normal"/>
    </style:style>
    <style:style style:name="T85" style:family="text">
      <style:text-properties fo:font-style="normal" officeooo:rsid="03bb7f0c" style:font-style-asian="normal" style:font-style-complex="normal"/>
    </style:style>
    <style:style style:name="T86" style:family="text">
      <style:text-properties fo:font-style="normal" officeooo:rsid="03bcd567" style:font-style-asian="normal" style:font-style-complex="normal"/>
    </style:style>
    <style:style style:name="T87" style:family="text">
      <style:text-properties fo:font-style="normal" officeooo:rsid="03bf4f8b" style:font-style-asian="normal" style:font-style-complex="normal"/>
    </style:style>
    <style:style style:name="T88" style:family="text">
      <style:text-properties fo:font-style="normal" officeooo:rsid="03c0074d" style:font-style-asian="normal" style:font-style-complex="normal"/>
    </style:style>
    <style:style style:name="T89" style:family="text">
      <style:text-properties fo:font-style="normal" officeooo:rsid="03c2a0b7" style:font-style-asian="normal" style:font-style-complex="normal"/>
    </style:style>
    <style:style style:name="T90" style:family="text">
      <style:text-properties fo:font-style="normal" officeooo:rsid="03c49cfa" style:font-style-asian="normal" style:font-style-complex="normal"/>
    </style:style>
    <style:style style:name="T91" style:family="text">
      <style:text-properties fo:font-style="normal" officeooo:rsid="03c4e071" style:font-style-asian="normal" style:font-style-complex="normal"/>
    </style:style>
    <style:style style:name="T92" style:family="text">
      <style:text-properties fo:font-style="normal" officeooo:rsid="03c67f50" style:font-style-asian="normal" style:font-style-complex="normal"/>
    </style:style>
    <style:style style:name="T93" style:family="text">
      <style:text-properties fo:font-style="normal" officeooo:rsid="03c68dbf" style:font-style-asian="normal" style:font-style-complex="normal"/>
    </style:style>
    <style:style style:name="T94" style:family="text">
      <style:text-properties fo:font-style="normal" officeooo:rsid="03c7c97b" style:font-style-asian="normal" style:font-style-complex="normal"/>
    </style:style>
    <style:style style:name="T95" style:family="text">
      <style:text-properties fo:font-style="normal" officeooo:rsid="03c842d9" style:font-style-asian="normal" style:font-style-complex="normal"/>
    </style:style>
    <style:style style:name="T96" style:family="text">
      <style:text-properties fo:font-style="normal" officeooo:rsid="03c8900e" style:font-style-asian="normal" style:font-style-complex="normal"/>
    </style:style>
    <style:style style:name="T97" style:family="text">
      <style:text-properties fo:font-style="normal" officeooo:rsid="03c9581d" style:font-style-asian="normal" style:font-style-complex="normal"/>
    </style:style>
    <style:style style:name="T98" style:family="text">
      <style:text-properties fo:font-style="normal" officeooo:rsid="03cc8d63" style:font-style-asian="normal" style:font-style-complex="normal"/>
    </style:style>
    <style:style style:name="T99" style:family="text">
      <style:text-properties fo:font-style="normal" officeooo:rsid="03cd55f3" style:font-style-asian="normal" style:font-style-complex="normal"/>
    </style:style>
    <style:style style:name="T100" style:family="text">
      <style:text-properties fo:font-style="normal" officeooo:rsid="03cedff2" style:font-style-asian="normal" style:font-style-complex="normal"/>
    </style:style>
    <style:style style:name="T101" style:family="text">
      <style:text-properties fo:font-style="normal" officeooo:rsid="03ceeb81" style:font-style-asian="normal" style:font-style-complex="normal"/>
    </style:style>
    <style:style style:name="T102" style:family="text">
      <style:text-properties fo:font-style="normal" officeooo:rsid="03d25cef" style:font-style-asian="normal" style:font-style-complex="normal"/>
    </style:style>
    <style:style style:name="T103" style:family="text">
      <style:text-properties fo:font-style="normal" officeooo:rsid="03d27f70" style:font-style-asian="normal" style:font-style-complex="normal"/>
    </style:style>
    <style:style style:name="T104" style:family="text">
      <style:text-properties fo:font-style="normal" officeooo:rsid="03d2ea12" style:font-style-asian="normal" style:font-style-complex="normal"/>
    </style:style>
    <style:style style:name="T105" style:family="text">
      <style:text-properties fo:font-style="normal" officeooo:rsid="03d44ed3" style:font-style-asian="normal" style:font-style-complex="normal"/>
    </style:style>
    <style:style style:name="T106" style:family="text">
      <style:text-properties fo:font-style="normal" officeooo:rsid="03d4cf46" style:font-style-asian="normal" style:font-style-complex="normal"/>
    </style:style>
    <style:style style:name="T107" style:family="text">
      <style:text-properties fo:font-style="normal" officeooo:rsid="03d5f5d2" style:font-style-asian="normal" style:font-style-complex="normal"/>
    </style:style>
    <style:style style:name="T108" style:family="text">
      <style:text-properties fo:font-style="normal" officeooo:rsid="03d7c79b" style:font-style-asian="normal" style:font-style-complex="normal"/>
    </style:style>
    <style:style style:name="T109" style:family="text">
      <style:text-properties fo:font-style="normal" officeooo:rsid="03d8f4b2" style:font-style-asian="normal" style:font-style-complex="normal"/>
    </style:style>
    <style:style style:name="T110" style:family="text">
      <style:text-properties fo:font-style="normal" officeooo:rsid="03db2b19" style:font-style-asian="normal" style:font-style-complex="normal"/>
    </style:style>
    <style:style style:name="T111" style:family="text">
      <style:text-properties fo:font-style="normal" officeooo:rsid="03dc47ea" style:font-style-asian="normal" style:font-style-complex="normal"/>
    </style:style>
    <style:style style:name="T112" style:family="text">
      <style:text-properties fo:font-style="normal" officeooo:rsid="03df1703" style:font-style-asian="normal" style:font-style-complex="normal"/>
    </style:style>
    <style:style style:name="T113" style:family="text">
      <style:text-properties fo:font-style="normal" officeooo:rsid="03e22522" style:font-style-asian="normal" style:font-style-complex="normal"/>
    </style:style>
    <style:style style:name="T114" style:family="text">
      <style:text-properties fo:font-style="normal" officeooo:rsid="03e247fa" style:font-style-asian="normal" style:font-style-complex="normal"/>
    </style:style>
    <style:style style:name="T115" style:family="text">
      <style:text-properties fo:font-style="normal" officeooo:rsid="03e3d5f5" style:font-style-asian="normal" style:font-style-complex="normal"/>
    </style:style>
    <style:style style:name="T116" style:family="text">
      <style:text-properties fo:font-style="normal" officeooo:rsid="03e53a40" style:font-style-asian="normal" style:font-style-complex="normal"/>
    </style:style>
    <style:style style:name="T117" style:family="text">
      <style:text-properties fo:font-style="normal" officeooo:rsid="03e80640" style:font-style-asian="normal" style:font-style-complex="normal"/>
    </style:style>
    <style:style style:name="T118" style:family="text">
      <style:text-properties fo:font-style="normal" officeooo:rsid="03e961ae" style:font-style-asian="normal" style:font-style-complex="normal"/>
    </style:style>
    <style:style style:name="T119" style:family="text">
      <style:text-properties fo:font-style="normal" officeooo:rsid="03eab115" style:font-style-asian="normal" style:font-style-complex="normal"/>
    </style:style>
    <style:style style:name="T120" style:family="text">
      <style:text-properties fo:font-style="normal" officeooo:rsid="03eca953" style:font-style-asian="normal" style:font-style-complex="normal"/>
    </style:style>
    <style:style style:name="T121" style:family="text">
      <style:text-properties fo:font-style="normal" officeooo:rsid="03ed1c87" style:font-style-asian="normal" style:font-style-complex="normal"/>
    </style:style>
    <style:style style:name="T122" style:family="text">
      <style:text-properties fo:font-style="normal" officeooo:rsid="03ee56c3" style:font-style-asian="normal" style:font-style-complex="normal"/>
    </style:style>
    <style:style style:name="T123" style:family="text">
      <style:text-properties fo:font-style="normal" officeooo:rsid="03ee7953" style:font-style-asian="normal" style:font-style-complex="normal"/>
    </style:style>
    <style:style style:name="T124" style:family="text">
      <style:text-properties fo:font-style="normal" officeooo:rsid="03f07035" style:font-style-asian="normal" style:font-style-complex="normal"/>
    </style:style>
    <style:style style:name="T125" style:family="text">
      <style:text-properties fo:font-style="normal" officeooo:rsid="03f22095" style:font-style-asian="normal" style:font-style-complex="normal"/>
    </style:style>
    <style:style style:name="T126" style:family="text">
      <style:text-properties fo:font-style="normal" officeooo:rsid="03f23b98" style:font-style-asian="normal" style:font-style-complex="normal"/>
    </style:style>
    <style:style style:name="T127" style:family="text">
      <style:text-properties fo:font-style="normal" officeooo:rsid="03f3d2ac" style:font-style-asian="normal" style:font-style-complex="normal"/>
    </style:style>
    <style:style style:name="T128" style:family="text">
      <style:text-properties fo:font-style="normal" officeooo:rsid="03f5c517" style:font-style-asian="normal" style:font-style-complex="normal"/>
    </style:style>
    <style:style style:name="T129" style:family="text">
      <style:text-properties fo:font-style="normal" officeooo:rsid="03f7118e" style:font-style-asian="normal" style:font-style-complex="normal"/>
    </style:style>
    <style:style style:name="T130" style:family="text">
      <style:text-properties fo:font-style="normal" officeooo:rsid="03f7b265" style:font-style-asian="normal" style:font-style-complex="normal"/>
    </style:style>
    <style:style style:name="T131" style:family="text">
      <style:text-properties fo:font-style="normal" officeooo:rsid="03f9418b" style:font-style-asian="normal" style:font-style-complex="normal"/>
    </style:style>
    <style:style style:name="T132" style:family="text">
      <style:text-properties fo:font-style="normal" officeooo:rsid="03fb3a6a" style:font-style-asian="normal" style:font-style-complex="normal"/>
    </style:style>
    <style:style style:name="T133" style:family="text">
      <style:text-properties fo:font-style="normal" officeooo:rsid="03fc6280" style:font-style-asian="normal" style:font-style-complex="normal"/>
    </style:style>
    <style:style style:name="T134" style:family="text">
      <style:text-properties fo:font-style="normal" officeooo:rsid="03fc7033" style:font-style-asian="normal" style:font-style-complex="normal"/>
    </style:style>
    <style:style style:name="T135" style:family="text">
      <style:text-properties fo:font-style="normal" officeooo:rsid="03fcf6d5" style:font-style-asian="normal" style:font-style-complex="normal"/>
    </style:style>
    <style:style style:name="T136" style:family="text">
      <style:text-properties fo:font-style="normal" officeooo:rsid="03fd9c0e" style:font-style-asian="normal" style:font-style-complex="normal"/>
    </style:style>
    <style:style style:name="T137" style:family="text">
      <style:text-properties fo:font-style="normal" officeooo:rsid="03ff3221" style:font-style-asian="normal" style:font-style-complex="normal"/>
    </style:style>
    <style:style style:name="T138" style:family="text">
      <style:text-properties fo:font-style="normal" officeooo:rsid="040092dc" style:font-style-asian="normal" style:font-style-complex="normal"/>
    </style:style>
    <style:style style:name="T139" style:family="text">
      <style:text-properties fo:font-style="normal" officeooo:rsid="04018b3a" style:font-style-asian="normal" style:font-style-complex="normal"/>
    </style:style>
    <style:style style:name="T140" style:family="text">
      <style:text-properties fo:font-style="normal" officeooo:rsid="0402a79a" style:font-style-asian="normal" style:font-style-complex="normal"/>
    </style:style>
    <style:style style:name="T141" style:family="text">
      <style:text-properties fo:font-style="normal" officeooo:rsid="0402c3b4" style:font-style-asian="normal" style:font-style-complex="normal"/>
    </style:style>
    <style:style style:name="T142" style:family="text">
      <style:text-properties fo:font-style="normal" officeooo:rsid="04040b7f" style:font-style-asian="normal" style:font-style-complex="normal"/>
    </style:style>
    <style:style style:name="T143" style:family="text">
      <style:text-properties fo:font-style="normal" officeooo:rsid="0404a1d5" style:font-style-asian="normal" style:font-style-complex="normal"/>
    </style:style>
    <style:style style:name="T144" style:family="text">
      <style:text-properties fo:font-style="normal" officeooo:rsid="0404f911" style:font-style-asian="normal" style:font-style-complex="normal"/>
    </style:style>
    <style:style style:name="T145" style:family="text">
      <style:text-properties fo:font-style="normal" officeooo:rsid="04065e20" style:font-style-asian="normal" style:font-style-complex="normal"/>
    </style:style>
    <style:style style:name="T146" style:family="text">
      <style:text-properties fo:font-style="normal" officeooo:rsid="04081565" style:font-style-asian="normal" style:font-style-complex="normal"/>
    </style:style>
    <style:style style:name="T147" style:family="text">
      <style:text-properties fo:font-style="normal" officeooo:rsid="0408229c" style:font-style-asian="normal" style:font-style-complex="normal"/>
    </style:style>
    <style:style style:name="T148" style:family="text">
      <style:text-properties fo:font-style="normal" officeooo:rsid="0409e077" style:font-style-asian="normal" style:font-style-complex="normal"/>
    </style:style>
    <style:style style:name="T149" style:family="text">
      <style:text-properties fo:font-style="normal" officeooo:rsid="0409efb9" style:font-style-asian="normal" style:font-style-complex="normal"/>
    </style:style>
    <style:style style:name="T150" style:family="text">
      <style:text-properties fo:font-style="normal" officeooo:rsid="040b2b14" style:font-style-asian="normal" style:font-style-complex="normal"/>
    </style:style>
    <style:style style:name="T151" style:family="text">
      <style:text-properties fo:font-style="normal" officeooo:rsid="040bbcd5" style:font-style-asian="normal" style:font-style-complex="normal"/>
    </style:style>
    <style:style style:name="T152" style:family="text">
      <style:text-properties fo:font-style="normal" officeooo:rsid="040d9e52" style:font-style-asian="normal" style:font-style-complex="normal"/>
    </style:style>
    <style:style style:name="T153" style:family="text">
      <style:text-properties fo:font-style="normal" officeooo:rsid="040e6d0d" style:font-style-asian="normal" style:font-style-complex="normal"/>
    </style:style>
    <style:style style:name="T154" style:family="text">
      <style:text-properties fo:font-style="normal" officeooo:rsid="041031c2" style:font-style-asian="normal" style:font-style-complex="normal"/>
    </style:style>
    <style:style style:name="T155" style:family="text">
      <style:text-properties fo:font-style="normal" officeooo:rsid="0410bfc8" style:font-style-asian="normal" style:font-style-complex="normal"/>
    </style:style>
    <style:style style:name="T156" style:family="text">
      <style:text-properties officeooo:rsid="03478123"/>
    </style:style>
    <style:style style:name="T157" style:family="text">
      <style:text-properties officeooo:rsid="0348f4de"/>
    </style:style>
    <style:style style:name="T158" style:family="text">
      <style:text-properties officeooo:rsid="03497f67"/>
    </style:style>
    <style:style style:name="T159" style:family="text">
      <style:text-properties officeooo:rsid="034b56e8"/>
    </style:style>
    <style:style style:name="T160" style:family="text">
      <style:text-properties officeooo:rsid="034cd685"/>
    </style:style>
    <style:style style:name="T161" style:family="text">
      <style:text-properties officeooo:rsid="034d4bb0"/>
    </style:style>
    <style:style style:name="T162" style:family="text">
      <style:text-properties officeooo:rsid="034f6bdc"/>
    </style:style>
    <style:style style:name="T163" style:family="text">
      <style:text-properties style:text-position="super 58%"/>
    </style:style>
    <style:style style:name="T164" style:family="text">
      <style:text-properties style:text-position="super 58%" officeooo:rsid="03808574"/>
    </style:style>
    <style:style style:name="T165" style:family="text">
      <style:text-properties style:text-position="super 58%" officeooo:rsid="038261f8"/>
    </style:style>
    <style:style style:name="T166" style:family="text">
      <style:text-properties style:text-position="super 58%" officeooo:rsid="0383bf7b"/>
    </style:style>
    <style:style style:name="T167" style:family="text">
      <style:text-properties style:text-position="super 58%" officeooo:rsid="0385d30f"/>
    </style:style>
    <style:style style:name="T168" style:family="text">
      <style:text-properties style:text-position="super 58%" officeooo:rsid="0385f81c"/>
    </style:style>
    <style:style style:name="T169" style:family="text">
      <style:text-properties style:text-position="super 58%" officeooo:rsid="0388294c"/>
    </style:style>
    <style:style style:name="T170" style:family="text">
      <style:text-properties style:text-position="super 58%" officeooo:rsid="0389d64a"/>
    </style:style>
    <style:style style:name="T171" style:family="text">
      <style:text-properties style:text-position="super 58%" officeooo:rsid="038b4809"/>
    </style:style>
    <style:style style:name="T172" style:family="text">
      <style:text-properties style:text-position="super 58%" officeooo:rsid="038fccea"/>
    </style:style>
    <style:style style:name="T173" style:family="text">
      <style:text-properties style:text-position="super 58%" officeooo:rsid="0391c35d"/>
    </style:style>
    <style:style style:name="T174" style:family="text">
      <style:text-properties style:text-position="super 58%" officeooo:rsid="0395599d"/>
    </style:style>
    <style:style style:name="T175" style:family="text">
      <style:text-properties style:text-position="super 58%" officeooo:rsid="0396faa4"/>
    </style:style>
    <style:style style:name="T176" style:family="text">
      <style:text-properties style:text-position="super 58%" officeooo:rsid="0397f7ad"/>
    </style:style>
    <style:style style:name="T177" style:family="text">
      <style:text-properties style:text-position="super 58%" officeooo:rsid="039893aa"/>
    </style:style>
    <style:style style:name="T178" style:family="text">
      <style:text-properties style:text-position="super 58%" officeooo:rsid="039ae659"/>
    </style:style>
    <style:style style:name="T179" style:family="text">
      <style:text-properties style:text-position="super 58%" fo:font-style="normal" style:font-style-asian="normal" style:font-style-complex="normal"/>
    </style:style>
    <style:style style:name="T180" style:family="text">
      <style:text-properties style:text-position="super 58%" fo:font-style="normal" officeooo:rsid="039c9f5f" style:font-style-asian="normal" style:font-style-complex="normal"/>
    </style:style>
    <style:style style:name="T181" style:family="text">
      <style:text-properties style:text-position="super 58%" fo:font-style="normal" officeooo:rsid="039d5297" style:font-style-asian="normal" style:font-style-complex="normal"/>
    </style:style>
    <style:style style:name="T182" style:family="text">
      <style:text-properties style:text-position="super 58%" fo:font-style="normal" officeooo:rsid="039f3825" style:font-style-asian="normal" style:font-style-complex="normal"/>
    </style:style>
    <style:style style:name="T183" style:family="text">
      <style:text-properties style:text-position="super 58%" fo:font-style="normal" officeooo:rsid="039fefd0" style:font-style-asian="normal" style:font-style-complex="normal"/>
    </style:style>
    <style:style style:name="T184" style:family="text">
      <style:text-properties style:text-position="super 58%" fo:font-style="normal" officeooo:rsid="03a09925" style:font-style-asian="normal" style:font-style-complex="normal"/>
    </style:style>
    <style:style style:name="T185" style:family="text">
      <style:text-properties style:text-position="super 58%" fo:font-style="normal" officeooo:rsid="03a29263" style:font-style-asian="normal" style:font-style-complex="normal"/>
    </style:style>
    <style:style style:name="T186" style:family="text">
      <style:text-properties style:text-position="super 58%" fo:font-style="normal" officeooo:rsid="03a29ef1" style:font-style-asian="normal" style:font-style-complex="normal"/>
    </style:style>
    <style:style style:name="T187" style:family="text">
      <style:text-properties style:text-position="super 58%" fo:font-style="normal" officeooo:rsid="03a6858c" style:font-style-asian="normal" style:font-style-complex="normal"/>
    </style:style>
    <style:style style:name="T188" style:family="text">
      <style:text-properties style:text-position="super 58%" fo:font-style="normal" officeooo:rsid="03a874ef" style:font-style-asian="normal" style:font-style-complex="normal"/>
    </style:style>
    <style:style style:name="T189" style:family="text">
      <style:text-properties style:text-position="super 58%" fo:font-style="normal" officeooo:rsid="03aab2bf" style:font-style-asian="normal" style:font-style-complex="normal"/>
    </style:style>
    <style:style style:name="T190" style:family="text">
      <style:text-properties style:text-position="super 58%" fo:font-style="normal" officeooo:rsid="03aacb0a" style:font-style-asian="normal" style:font-style-complex="normal"/>
    </style:style>
    <style:style style:name="T191" style:family="text">
      <style:text-properties style:text-position="super 58%" fo:font-style="normal" officeooo:rsid="03ab53da" style:font-style-asian="normal" style:font-style-complex="normal"/>
    </style:style>
    <style:style style:name="T192" style:family="text">
      <style:text-properties style:text-position="super 58%" fo:font-style="normal" officeooo:rsid="03ae8d17" style:font-style-asian="normal" style:font-style-complex="normal"/>
    </style:style>
    <style:style style:name="T193" style:family="text">
      <style:text-properties style:text-position="super 58%" fo:font-style="normal" officeooo:rsid="03b2c578" style:font-style-asian="normal" style:font-style-complex="normal"/>
    </style:style>
    <style:style style:name="T194" style:family="text">
      <style:text-properties style:text-position="super 58%" fo:font-style="normal" officeooo:rsid="03b3148f" style:font-style-asian="normal" style:font-style-complex="normal"/>
    </style:style>
    <style:style style:name="T195" style:family="text">
      <style:text-properties style:text-position="super 58%" fo:font-style="normal" officeooo:rsid="03b31aae" style:font-style-asian="normal" style:font-style-complex="normal"/>
    </style:style>
    <style:style style:name="T196" style:family="text">
      <style:text-properties style:text-position="super 58%" fo:font-style="normal" officeooo:rsid="03b6187b" style:font-style-asian="normal" style:font-style-complex="normal"/>
    </style:style>
    <style:style style:name="T197" style:family="text">
      <style:text-properties style:text-position="super 58%" fo:font-style="normal" officeooo:rsid="03b80903" style:font-style-asian="normal" style:font-style-complex="normal"/>
    </style:style>
    <style:style style:name="T198" style:family="text">
      <style:text-properties style:text-position="super 58%" fo:font-style="normal" officeooo:rsid="03b98f94" style:font-style-asian="normal" style:font-style-complex="normal"/>
    </style:style>
    <style:style style:name="T199" style:family="text">
      <style:text-properties style:text-position="super 58%" fo:font-style="normal" officeooo:rsid="03bac324" style:font-style-asian="normal" style:font-style-complex="normal"/>
    </style:style>
    <style:style style:name="T200" style:family="text">
      <style:text-properties style:text-position="super 58%" fo:font-style="normal" officeooo:rsid="03bb19f8" style:font-style-asian="normal" style:font-style-complex="normal"/>
    </style:style>
    <style:style style:name="T201" style:family="text">
      <style:text-properties style:text-position="super 58%" fo:font-style="normal" officeooo:rsid="03bcd567" style:font-style-asian="normal" style:font-style-complex="normal"/>
    </style:style>
    <style:style style:name="T202" style:family="text">
      <style:text-properties style:text-position="super 58%" fo:font-style="normal" officeooo:rsid="03bf4f8b" style:font-style-asian="normal" style:font-style-complex="normal"/>
    </style:style>
    <style:style style:name="T203" style:family="text">
      <style:text-properties style:text-position="super 58%" fo:font-style="normal" officeooo:rsid="03c0074d" style:font-style-asian="normal" style:font-style-complex="normal"/>
    </style:style>
    <style:style style:name="T204" style:family="text">
      <style:text-properties style:text-position="super 58%" fo:font-style="normal" officeooo:rsid="03c2a0b7" style:font-style-asian="normal" style:font-style-complex="normal"/>
    </style:style>
    <style:style style:name="T205" style:family="text">
      <style:text-properties style:text-position="super 58%" fo:font-style="normal" officeooo:rsid="03c4e071" style:font-style-asian="normal" style:font-style-complex="normal"/>
    </style:style>
    <style:style style:name="T206" style:family="text">
      <style:text-properties style:text-position="super 58%" fo:font-style="normal" officeooo:rsid="03c67f50" style:font-style-asian="normal" style:font-style-complex="normal"/>
    </style:style>
    <style:style style:name="T207" style:family="text">
      <style:text-properties style:text-position="super 58%" fo:font-style="normal" officeooo:rsid="03c68dbf" style:font-style-asian="normal" style:font-style-complex="normal"/>
    </style:style>
    <style:style style:name="T208" style:family="text">
      <style:text-properties style:text-position="super 58%" fo:font-style="normal" officeooo:rsid="03c7c97b" style:font-style-asian="normal" style:font-style-complex="normal"/>
    </style:style>
    <style:style style:name="T209" style:family="text">
      <style:text-properties style:text-position="super 58%" fo:font-style="normal" officeooo:rsid="03c842d9" style:font-style-asian="normal" style:font-style-complex="normal"/>
    </style:style>
    <style:style style:name="T210" style:family="text">
      <style:text-properties style:text-position="super 58%" fo:font-style="normal" officeooo:rsid="03cd55f3" style:font-style-asian="normal" style:font-style-complex="normal"/>
    </style:style>
    <style:style style:name="T211" style:family="text">
      <style:text-properties style:text-position="super 58%" fo:font-style="normal" officeooo:rsid="03ceeb81" style:font-style-asian="normal" style:font-style-complex="normal"/>
    </style:style>
    <style:style style:name="T212" style:family="text">
      <style:text-properties style:text-position="super 58%" fo:font-style="normal" officeooo:rsid="03d27f70" style:font-style-asian="normal" style:font-style-complex="normal"/>
    </style:style>
    <style:style style:name="T213" style:family="text">
      <style:text-properties style:text-position="super 58%" fo:font-style="normal" officeooo:rsid="03d2ea12" style:font-style-asian="normal" style:font-style-complex="normal"/>
    </style:style>
    <style:style style:name="T214" style:family="text">
      <style:text-properties style:text-position="super 58%" fo:font-style="normal" officeooo:rsid="03d44ed3" style:font-style-asian="normal" style:font-style-complex="normal"/>
    </style:style>
    <style:style style:name="T215" style:family="text">
      <style:text-properties style:text-position="super 58%" fo:font-style="normal" officeooo:rsid="03d4cf46" style:font-style-asian="normal" style:font-style-complex="normal"/>
    </style:style>
    <style:style style:name="T216" style:family="text">
      <style:text-properties style:text-position="super 58%" fo:font-style="normal" officeooo:rsid="03d74ba2" style:font-style-asian="normal" style:font-style-complex="normal"/>
    </style:style>
    <style:style style:name="T217" style:family="text">
      <style:text-properties style:text-position="super 58%" fo:font-style="normal" officeooo:rsid="03d7c79b" style:font-style-asian="normal" style:font-style-complex="normal"/>
    </style:style>
    <style:style style:name="T218" style:family="text">
      <style:text-properties style:text-position="super 58%" fo:font-style="normal" officeooo:rsid="03db2b19" style:font-style-asian="normal" style:font-style-complex="normal"/>
    </style:style>
    <style:style style:name="T219" style:family="text">
      <style:text-properties style:text-position="super 58%" fo:font-style="normal" officeooo:rsid="03dc47ea" style:font-style-asian="normal" style:font-style-complex="normal"/>
    </style:style>
    <style:style style:name="T220" style:family="text">
      <style:text-properties style:text-position="super 58%" fo:font-style="normal" officeooo:rsid="03e247fa" style:font-style-asian="normal" style:font-style-complex="normal"/>
    </style:style>
    <style:style style:name="T221" style:family="text">
      <style:text-properties style:text-position="super 58%" fo:font-style="normal" officeooo:rsid="03e3d5f5" style:font-style-asian="normal" style:font-style-complex="normal"/>
    </style:style>
    <style:style style:name="T222" style:family="text">
      <style:text-properties style:text-position="super 58%" fo:font-style="normal" officeooo:rsid="03e53a40" style:font-style-asian="normal" style:font-style-complex="normal"/>
    </style:style>
    <style:style style:name="T223" style:family="text">
      <style:text-properties style:text-position="super 58%" fo:font-style="normal" officeooo:rsid="03e80640" style:font-style-asian="normal" style:font-style-complex="normal"/>
    </style:style>
    <style:style style:name="T224" style:family="text">
      <style:text-properties style:text-position="super 58%" fo:font-style="normal" officeooo:rsid="03e961ae" style:font-style-asian="normal" style:font-style-complex="normal"/>
    </style:style>
    <style:style style:name="T225" style:family="text">
      <style:text-properties style:text-position="super 58%" fo:font-style="normal" officeooo:rsid="03eab115" style:font-style-asian="normal" style:font-style-complex="normal"/>
    </style:style>
    <style:style style:name="T226" style:family="text">
      <style:text-properties style:text-position="super 58%" fo:font-style="normal" officeooo:rsid="03ee56c3" style:font-style-asian="normal" style:font-style-complex="normal"/>
    </style:style>
    <style:style style:name="T227" style:family="text">
      <style:text-properties style:text-position="super 58%" fo:font-style="normal" officeooo:rsid="03ee7953" style:font-style-asian="normal" style:font-style-complex="normal"/>
    </style:style>
    <style:style style:name="T228" style:family="text">
      <style:text-properties style:text-position="super 58%" fo:font-style="normal" officeooo:rsid="03f07035" style:font-style-asian="normal" style:font-style-complex="normal"/>
    </style:style>
    <style:style style:name="T229" style:family="text">
      <style:text-properties style:text-position="super 58%" fo:font-style="normal" officeooo:rsid="03f22095" style:font-style-asian="normal" style:font-style-complex="normal"/>
    </style:style>
    <style:style style:name="T230" style:family="text">
      <style:text-properties style:text-position="super 58%" fo:font-style="normal" officeooo:rsid="03f3d2ac" style:font-style-asian="normal" style:font-style-complex="normal"/>
    </style:style>
    <style:style style:name="T231" style:family="text">
      <style:text-properties style:text-position="super 58%" fo:font-style="normal" officeooo:rsid="03f5c517" style:font-style-asian="normal" style:font-style-complex="normal"/>
    </style:style>
    <style:style style:name="T232" style:family="text">
      <style:text-properties style:text-position="super 58%" fo:font-style="normal" officeooo:rsid="03f7b265" style:font-style-asian="normal" style:font-style-complex="normal"/>
    </style:style>
    <style:style style:name="T233" style:family="text">
      <style:text-properties style:text-position="super 58%" fo:font-style="normal" officeooo:rsid="03f9418b" style:font-style-asian="normal" style:font-style-complex="normal"/>
    </style:style>
    <style:style style:name="T234" style:family="text">
      <style:text-properties style:text-position="super 58%" fo:font-style="normal" officeooo:rsid="03fb3a6a" style:font-style-asian="normal" style:font-style-complex="normal"/>
    </style:style>
    <style:style style:name="T235" style:family="text">
      <style:text-properties style:text-position="super 58%" fo:font-style="normal" officeooo:rsid="03fc6280" style:font-style-asian="normal" style:font-style-complex="normal"/>
    </style:style>
    <style:style style:name="T236" style:family="text">
      <style:text-properties style:text-position="super 58%" fo:font-style="normal" officeooo:rsid="03fc7033" style:font-style-asian="normal" style:font-style-complex="normal"/>
    </style:style>
    <style:style style:name="T237" style:family="text">
      <style:text-properties style:text-position="super 58%" fo:font-style="normal" officeooo:rsid="03fcf6d5" style:font-style-asian="normal" style:font-style-complex="normal"/>
    </style:style>
    <style:style style:name="T238" style:family="text">
      <style:text-properties style:text-position="super 58%" fo:font-style="normal" officeooo:rsid="03fd9c0e" style:font-style-asian="normal" style:font-style-complex="normal"/>
    </style:style>
    <style:style style:name="T239" style:family="text">
      <style:text-properties style:text-position="super 58%" fo:font-style="normal" officeooo:rsid="040092dc" style:font-style-asian="normal" style:font-style-complex="normal"/>
    </style:style>
    <style:style style:name="T240" style:family="text">
      <style:text-properties style:text-position="super 58%" fo:font-style="normal" officeooo:rsid="0402a79a" style:font-style-asian="normal" style:font-style-complex="normal"/>
    </style:style>
    <style:style style:name="T241" style:family="text">
      <style:text-properties style:text-position="super 58%" fo:font-style="normal" officeooo:rsid="04040b7f" style:font-style-asian="normal" style:font-style-complex="normal"/>
    </style:style>
    <style:style style:name="T242" style:family="text">
      <style:text-properties style:text-position="super 58%" fo:font-style="normal" officeooo:rsid="0404a1d5" style:font-style-asian="normal" style:font-style-complex="normal"/>
    </style:style>
    <style:style style:name="T243" style:family="text">
      <style:text-properties style:text-position="super 58%" fo:font-style="normal" officeooo:rsid="04065e20" style:font-style-asian="normal" style:font-style-complex="normal"/>
    </style:style>
    <style:style style:name="T244" style:family="text">
      <style:text-properties style:text-position="super 58%" fo:font-style="normal" officeooo:rsid="04081565" style:font-style-asian="normal" style:font-style-complex="normal"/>
    </style:style>
    <style:style style:name="T245" style:family="text">
      <style:text-properties style:text-position="super 58%" fo:font-style="normal" officeooo:rsid="0408229c" style:font-style-asian="normal" style:font-style-complex="normal"/>
    </style:style>
    <style:style style:name="T246" style:family="text">
      <style:text-properties style:text-position="super 58%" fo:font-style="normal" officeooo:rsid="0409efb9" style:font-style-asian="normal" style:font-style-complex="normal"/>
    </style:style>
    <style:style style:name="T247" style:family="text">
      <style:text-properties style:text-position="super 58%" fo:font-style="normal" officeooo:rsid="040bbcd5" style:font-style-asian="normal" style:font-style-complex="normal"/>
    </style:style>
    <style:style style:name="T248" style:family="text">
      <style:text-properties style:text-position="super 58%" fo:font-style="normal" officeooo:rsid="040e6d0d" style:font-style-asian="normal" style:font-style-complex="normal"/>
    </style:style>
    <style:style style:name="T249" style:family="text">
      <style:text-properties style:text-position="super 58%" fo:font-style="normal" officeooo:rsid="041031c2" style:font-style-asian="normal" style:font-style-complex="normal"/>
    </style:style>
    <style:style style:name="T250" style:family="text">
      <style:text-properties style:text-position="0% 100%" style:text-underline-style="none"/>
    </style:style>
    <style:style style:name="T251" style:family="text">
      <style:text-properties style:text-position="0% 100%" officeooo:rsid="037961ff"/>
    </style:style>
    <style:style style:name="T252" style:family="text">
      <style:text-properties style:text-position="0% 100%" officeooo:rsid="03808574"/>
    </style:style>
    <style:style style:name="T253" style:family="text">
      <style:text-properties style:text-position="0% 100%" officeooo:rsid="038261f8"/>
    </style:style>
    <style:style style:name="T254" style:family="text">
      <style:text-properties style:text-position="0% 100%" officeooo:rsid="0383bf7b"/>
    </style:style>
    <style:style style:name="T255" style:family="text">
      <style:text-properties style:text-position="0% 100%" officeooo:rsid="0385d30f"/>
    </style:style>
    <style:style style:name="T256" style:family="text">
      <style:text-properties style:text-position="0% 100%" officeooo:rsid="0385f81c"/>
    </style:style>
    <style:style style:name="T257" style:family="text">
      <style:text-properties officeooo:rsid="0352612a"/>
    </style:style>
    <style:style style:name="T258" style:family="text">
      <style:text-properties officeooo:rsid="0352ef6a"/>
    </style:style>
    <style:style style:name="T259" style:family="text">
      <style:text-properties officeooo:rsid="035465f0"/>
    </style:style>
    <style:style style:name="T260" style:family="text">
      <style:text-properties officeooo:rsid="0356c528"/>
    </style:style>
    <style:style style:name="T261" style:family="text">
      <style:text-properties officeooo:rsid="0357d75b"/>
    </style:style>
    <style:style style:name="T262" style:family="text">
      <style:text-properties officeooo:rsid="035a7ace"/>
    </style:style>
    <style:style style:name="T263" style:family="text">
      <style:text-properties officeooo:rsid="035dd40d"/>
    </style:style>
    <style:style style:name="T264" style:family="text">
      <style:text-properties officeooo:rsid="036009f4"/>
    </style:style>
    <style:style style:name="T265" style:family="text">
      <style:text-properties officeooo:rsid="036328f5"/>
    </style:style>
    <style:style style:name="T266" style:family="text">
      <style:text-properties officeooo:rsid="0364c05e"/>
    </style:style>
    <style:style style:name="T267" style:family="text">
      <style:text-properties officeooo:rsid="03687d4c"/>
    </style:style>
    <style:style style:name="T268" style:family="text">
      <style:text-properties officeooo:rsid="0368ab92"/>
    </style:style>
    <style:style style:name="T269" style:family="text">
      <style:text-properties officeooo:rsid="036d1016"/>
    </style:style>
    <style:style style:name="T270" style:family="text">
      <style:text-properties officeooo:rsid="036f1120"/>
    </style:style>
    <style:style style:name="T271" style:family="text">
      <style:text-properties officeooo:rsid="036f1f6c"/>
    </style:style>
    <style:style style:name="T272" style:family="text">
      <style:text-properties officeooo:rsid="0370197a"/>
    </style:style>
    <style:style style:name="T273" style:family="text">
      <style:text-properties officeooo:rsid="0370699f"/>
    </style:style>
    <style:style style:name="T274" style:family="text">
      <style:text-properties officeooo:rsid="0370ecb4"/>
    </style:style>
    <style:style style:name="T275" style:family="text">
      <style:text-properties officeooo:rsid="0372e758"/>
    </style:style>
    <style:style style:name="T276" style:family="text">
      <style:text-properties officeooo:rsid="0373816d"/>
    </style:style>
    <style:style style:name="T277" style:family="text">
      <style:text-properties officeooo:rsid="0374b637"/>
    </style:style>
    <style:style style:name="T278" style:family="text">
      <style:text-properties officeooo:rsid="0375b407"/>
    </style:style>
    <style:style style:name="T279" style:family="text">
      <style:text-properties officeooo:rsid="037810de"/>
    </style:style>
    <style:style style:name="T280" style:family="text">
      <style:text-properties officeooo:rsid="037961ff"/>
    </style:style>
    <style:style style:name="T281" style:family="text">
      <style:text-properties officeooo:rsid="037a0fba"/>
    </style:style>
    <style:style style:name="T282" style:family="text">
      <style:text-properties officeooo:rsid="037b1208"/>
    </style:style>
    <style:style style:name="T283" style:family="text">
      <style:text-properties officeooo:rsid="037c7c8e"/>
    </style:style>
    <style:style style:name="T284" style:family="text">
      <style:text-properties officeooo:rsid="037e2347"/>
    </style:style>
    <style:style style:name="T285" style:family="text">
      <style:text-properties officeooo:rsid="03808574"/>
    </style:style>
    <style:style style:name="T286" style:family="text">
      <style:text-properties officeooo:rsid="038261f8"/>
    </style:style>
    <style:style style:name="T287" style:family="text">
      <style:text-properties officeooo:rsid="0388294c"/>
    </style:style>
    <style:style style:name="T288" style:family="text">
      <style:text-properties officeooo:rsid="0389d64a"/>
    </style:style>
    <style:style style:name="T289" style:family="text">
      <style:text-properties officeooo:rsid="038b2170"/>
    </style:style>
    <style:style style:name="T290" style:family="text">
      <style:text-properties officeooo:rsid="038b4809"/>
    </style:style>
    <style:style style:name="T291" style:family="text">
      <style:text-properties officeooo:rsid="038cece4"/>
    </style:style>
    <style:style style:name="T292" style:family="text">
      <style:text-properties officeooo:rsid="038e1929"/>
    </style:style>
    <style:style style:name="T293" style:family="text">
      <style:text-properties officeooo:rsid="038fccea"/>
    </style:style>
    <style:style style:name="T294" style:family="text">
      <style:text-properties officeooo:rsid="0390aa28"/>
    </style:style>
    <style:style style:name="T295" style:family="text">
      <style:text-properties officeooo:rsid="0391c35d"/>
    </style:style>
    <style:style style:name="T296" style:family="text">
      <style:text-properties officeooo:rsid="039304e7"/>
    </style:style>
    <style:style style:name="T297" style:family="text">
      <style:text-properties officeooo:rsid="0395599d"/>
    </style:style>
    <style:style style:name="T298" style:family="text">
      <style:text-properties officeooo:rsid="0396faa4"/>
    </style:style>
    <style:style style:name="T299" style:family="text">
      <style:text-properties officeooo:rsid="0397f7ad"/>
    </style:style>
    <style:style style:name="T300" style:family="text">
      <style:text-properties officeooo:rsid="039893aa"/>
    </style:style>
    <style:style style:name="T301" style:family="text">
      <style:text-properties officeooo:rsid="0398ee19"/>
    </style:style>
    <style:style style:name="T302" style:family="text">
      <style:text-properties officeooo:rsid="039ae659"/>
    </style:style>
    <style:style style:name="T303" style:family="text">
      <style:text-properties officeooo:rsid="039c9f5f"/>
    </style:style>
    <style:style style:name="T304" style:family="text">
      <style:text-properties officeooo:rsid="039fefd0"/>
    </style:style>
    <style:style style:name="T305" style:family="text">
      <style:text-properties officeooo:rsid="03a05742"/>
    </style:style>
    <style:style style:name="T306" style:family="text">
      <style:text-properties officeooo:rsid="03a29263"/>
    </style:style>
    <style:style style:name="T307" style:family="text">
      <style:text-properties officeooo:rsid="03a490c5"/>
    </style:style>
    <style:style style:name="T308" style:family="text">
      <style:text-properties officeooo:rsid="03a6858c"/>
    </style:style>
    <style:style style:name="T309" style:family="text">
      <style:text-properties officeooo:rsid="03a874ef"/>
    </style:style>
    <style:style style:name="T310" style:family="text">
      <style:text-properties officeooo:rsid="03d4cf46"/>
    </style:style>
    <style:style style:name="T311" style:family="text">
      <style:text-properties officeooo:rsid="0409efb9"/>
    </style:style>
    <style:style style:name="T312" style:family="text">
      <style:text-properties officeooo:rsid="040e6d0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83"><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4">X.XVII</text:p>
      <text:p text:style-name="P82"><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82"><text:span text:style-name="T3"/></text:p>
      <text:p text:style-name="P4">X.XVIII</text:p>
      <text:p text:style-name="P82"><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82"><text:span text:style-name="T3"/></text:p>
      <text:p text:style-name="P4">X.XIX</text:p>
      <text:p text:style-name="P82"><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82"><text:span text:style-name="T3"/></text:p>
      <text:p text:style-name="P4">X.XX</text:p>
      <text:p text:style-name="P82"><text:span text:style-name="T3"/></text:p>
      <text:p text:style-name="P82"><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82"><text:span text:style-name="T3"/></text:p>
      <text:p text:style-name="P4">X.XXI</text:p>
      <text:p text:style-name="P82"><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82"><text:span text:style-name="T3"/></text:p>
      <text:p text:style-name="P5">. . .</text:p>
      <text:p text:style-name="P82"><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82"><text:span text:style-name="T3"/></text:p>
      <text:p text:style-name="P82"><text:span text:style-name="T3"/></text:p>
      <text:p text:style-name="P82"><text:span text:style-name="T3"/></text:p>
      <text:p text:style-name="P82"><text:span text:style-name="T3"/></text:p>
      <text:p text:style-name="P82"><text:soft-page-break/><text:span text:style-name="T3">X.XXII</text:span></text:p>
      <text:p text:style-name="P82"><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82"><text:span text:style-name="T3"/></text:p>
      <text:p text:style-name="P5">. . .</text:p>
      <text:p text:style-name="P82"><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82"><text:span text:style-name="T3">. . .</text:span><text:span text:style-name="T4">I finished Outbreak, started a Libre Office file for this journal, pasted my recent entries from Google Keep, 7:52.</text:span></text:p>
      <text:p text:style-name="P82"><text:span text:style-name="T4"/></text:p>
      <text:p text:style-name="P6">X.XXIII</text:p>
      <text:p text:style-name="P82"><text:span text:style-name="T4"/></text:p>
      <text:p text:style-name="P82"><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82"><text:span text:style-name="T4"/></text:p>
      <text:p text:style-name="P7">. . .</text:p>
      <text:p text:style-name="P82"><text:span text:style-name="T4"/></text:p>
      <text:p text:style-name="P82"><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82"><text:span text:style-name="T4"/></text:p>
      <text:p text:style-name="P82"><text:span text:style-name="T4"/></text:p>
      <text:p text:style-name="P82"><text:span text:style-name="T4"/></text:p>
      <text:p text:style-name="P82"><text:soft-page-break/><text:span text:style-name="T4">X.XXIV</text:span></text:p>
      <text:p text:style-name="P82"><text:span text:style-name="T4"/></text:p>
      <text:p text:style-name="P82"><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82"><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82"><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82"><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5">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9">ten</text:span>, ate vitamins, and, as Hannah formulated plans to work on her laptop/drink coffee, I decided I would drive home to get out of her way. We kissed passionately <text:span text:style-name="T29">as</text:span> she pushed me out the door. Kathryn hollered “Intruder!” at me and I corrected her, telling her I was an <text:span text:style-name="T19">ex</text:span>truder. I got in the car, drove home, took off my shoes and wrote at the Hog, 10:20.</text:p>
      <text:p text:style-name="P25">. . .<text:span text:style-name="T26">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6">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85"><text:span text:style-name="T28">The trio plays through </text:span>Sofia, Odetta, <text:span text:style-name="T27">Back to the Sun, Wolf House </text:span><text:span text:style-name="T28">and</text:span><text:span text:style-name="T27"> </text:span><text:span text:style-name="T28">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31">found</text:span> Telestrations. After Hannah carefully read the rules, we played three very fun rounds.</text:p>
      <text:p text:style-name="P27"><text:s text:c="3"/>We took a lap around the AtHome building, looking for potable water, ended up practically where we <text:span text:style-name="T31">had</text:span> started, grabbed a couple cases of Sofia, put them in the car, unloaded our wet laundry, drove to my house. Hannah used the restroom while I gathered my things. I started <text:span text:style-name="T31">drying my</text:span> laundry, chatted with Tony &amp; Maria about being quiet, Linux, art, processes, <text:span text:style-name="T31">walking, </text:span>weak bonds.</text:p>
      <text:p text:style-name="P27"><text:s text:c="3"/>I walked to Odd’s, ordered a latte, sat in the shade on the back deck, walked home, put on the latest batch of Ever-Expanding trio jams, wrote until 2:23. . .<text:span text:style-name="T30">I </text:span><text:span text:style-name="T31">listened</text:span><text:span text:style-name="T30"> again, folded and put away my laundry, took my drums to the car, ate my tacos and wrote, 3:27.</text:span></text:p>
      <text:p text:style-name="P27"/>
      <text:p text:style-name="P28">. . .</text:p>
      <text:p text:style-name="P28"/>
      <text:p text:style-name="P29">I packed my bag with boots, <text:span text:style-name="T31">dress</text:span> shirt, <text:span text:style-name="T31">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31">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33">floor</text:span>.</text:p>
      <text:p text:style-name="P29"><text:s text:c="3"/>I loaded drums into Hannah’s house and set them up while she focused on laundry, eating sour worms all the while. I said goodbye, drove to WCK, then home. I ate, sat at the Hog and wrote, 2:38. . .<text:span text:style-name="T32">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33">ed</text:span> why I hadn’t even recognized him on the way to Devin’s house.</text:p>
      <text:p text:style-name="P31"><text:soft-page-break/><text:s text:c="3"/>We drove Melissa home and then talked about how weird <text:span text:style-name="T38">rehearsal</text:span> <text:span text:style-name="T38">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8">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34">I stood around Org in an LBRS group for ages, eventually went and ran a very long and funny run with my old pal Calal. I ported to Moonglade and got on the FP to Org, 2:02. . .</text:span><text:span text:style-name="T35">I laid in bed, realized I might finally have motivation to do some creative writing, did a section about getting my laptop stolen, moving to Hill Hall and meeting Matt Martin, went to UJ, ordered a burger.</text:span></text:p>
      <text:p text:style-name="P32"><text:s text:c="3"/><text:span text:style-name="T35">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36">I wrote about seeing The Porches, laid in bed, got a visit from Hannah, cuddled, let her read what I had written and got the most amazing encouragement. I kissed her goodnight and sat at the computer, 11:31. . .</text:span><text:span text:style-name="T37">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39">I typed up the edits I had marked, reprinted and moved to the bed to write some more, this time with Hannah’s advice: keep it true and don’t make edits. I detailed from after having seen the Porches through playing Brass Taps.</text:span></text:p>
      <text:p text:style-name="P37"><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8">. . .</text:p>
      <text:p text:style-name="P36"/>
      <text:p text:style-name="P39">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9"><text:s text:c="3"/>We both ordered spaghetti, drove back to her house, cuddled on the couch. She wanted to look <text:span text:style-name="T41">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9"/>
      <text:p text:style-name="P39">XI.VI</text:p>
      <text:p text:style-name="P39"/>
      <text:p text:style-name="P39">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9"><text:s text:c="3"/><text:span text:style-name="T40">I looked at my phone for a while, got up, wrote at the computer and received a text from Hannah. The first part was a picture of her Artist’s Way Every Day book that said:</text:span></text:p>
      <text:p text:style-name="P39"><text:s text:c="3"/>“<text:span text:style-name="T40">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9"><text:s text:c="3"/><text:span text:style-name="T40">She followed up saying, “Good morning. Hope you got good rest and are having a good day so far [heart emoji] Glad I got to snuggle you last night!”</text:span></text:p>
      <text:p text:style-name="P39"><text:s text:c="3"/><text:span text:style-name="T40">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42">I went downstairs, made a cup of coffee, came back up ate some grapes in bed, looked at my phone, printed a page from my journal, 11:08.</text:span></text:p>
      <text:p text:style-name="P39"><text:soft-page-break/>. . .<text:span text:style-name="T43">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9"><text:s text:c="3"/><text:span text:style-name="T43">We sat on the porch and talked to Tommy about Trump, then a bit about our lives after he left. I wrote </text:span><text:span text:style-name="T45">some</text:span><text:span text:style-name="T43">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9">. . .<text:span text:style-name="T44">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9"/>
      <text:p text:style-name="P40">. . .</text:p>
      <text:p text:style-name="P39"/>
      <text:p text:style-name="P41">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1"><text:s text:c="3"/>Hannah got tired so I drove us back to her house, where we snuggled on the couch, moved to the bed. I think I caught a wink of sleep but suddenly felt very awake. I went to the living room, looked at my phone for a while and eventually slept.</text:p>
      <text:p text:style-name="P41"/>
      <text:p text:style-name="P41"/>
      <text:p text:style-name="P41"/>
      <text:p text:style-name="P41"><text:soft-page-break/>XI.VII</text:p>
      <text:p text:style-name="P41"/>
      <text:p text:style-name="P41">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1"><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1"><text:s text:c="3"/>I said hi to Tony, who had acquired a new computer, took off my shoes, sat at the Hog and wrote, 2:36.</text:p>
      <text:p text:style-name="P41"/>
      <text:p text:style-name="P42">. . .</text:p>
      <text:p text:style-name="P41"/>
      <text:p text:style-name="P43">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3"><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3"/>
      <text:p text:style-name="P44">XI.VIII</text:p>
      <text:p text:style-name="P44"/>
      <text:p text:style-name="P44">I woke and sorted through a lot of texts. Hannah liked that I had said I love you. Melissa sen<text:span text:style-name="T49">t</text:span> the friend<text:span text:style-name="T49">s</text:span> text a Facebook link to an Instagram reel, the outside bones <text:span text:style-name="T49">video</text:span>. I don’t know if she knows we already quote that <text:span text:style-name="T49">song</text:span> all the time. There were wordy texts from people saying they couldn’t be at the upcoming Saturday night Ether Jam. Also my dad got Wordle in four, so I played (READY in four.)</text:p>
      <text:p text:style-name="P44"><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49">d</text:span>rank my coffee and wrote, going to the mailbox when the mailman came by in hopes of receiving my Musicares check, 10:26. . .<text:span text:style-name="T46">I laid in bed looking at my phone until 12:21.</text:span></text:p>
      <text:p text:style-name="P44">. . .<text:span text:style-name="T47">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49">Hannah</text:span><text:span text:style-name="T47"> some emergency coffee and hop waters, drove to her house.</text:span></text:p>
      <text:p text:style-name="P44"><text:s text:c="3"/><text:span text:style-name="T47">I said hello to the cats, laid on the couch, wrote about my COVID Carrier routine to moving out of Cait’s, packed up my drums, drove to Meyers, wrote at the Hog, 3:59. . .</text:span><text:span text:style-name="T48">I walked up to Odd’s, ordered a latte, sat on the porch, detailed from </text:span><text:soft-page-break/><text:span text:style-name="T48">moving into Eric’s to telling Hannah it seemed like we like each other. I walked by the Brew Pump, said hey to Trey, talked about how neither of us miss the Foundry Hotel and its games, said </text:span><text:span text:style-name="T157">wassup</text:span><text:span text:style-name="T48"> to Lamont, walked home, took off my shoes, sat at the Hog and wrote, 5:27.</text:span></text:p>
      <text:p text:style-name="P44"/>
      <text:p text:style-name="P45">XI.IX</text:p>
      <text:p text:style-name="P45"/>
      <text:p text:style-name="P45">I woke before my 7:15 alarm, played Wordle (SWELL in five,) made a cup of Nespresso but forgot to put in a fresh pod, took drums out of my car, ate grapes, got dressed, packed an overnight bag and wrote, 7:39.</text:p>
      <text:p text:style-name="P45"/>
      <text:p text:style-name="P46">. . .</text:p>
      <text:p text:style-name="P45"/>
      <text:p text:style-name="P45">I drove to Hannah’s, helped her pack the car. We drove down the mountain, stopping for air and <text:span text:style-name="T157">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5"><text:s text:c="3"/>I hurried to the car so I could get out of my shoes and into a different hoodie, went back to the stage, helped Hannah carry her things to the car, then walked with Melissa into the festival a bit. <text:span text:style-name="T157">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5"><text:s text:c="3"/>We walked back towards the car, stopping briefly to hear a gospel rock band play <text:span text:style-name="T19">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157">Feescake Chacktory</text:span> was way too busy, so we went to the food court, ate some salty Asian <text:span text:style-name="T157">cuisine</text:span>, got chair massages, drove to Walgreens looking for epso<text:span text:style-name="T157">m</text:span> salts and a tub stopper. We got vitamins, drove to Publix, bought a bath mat, chocolate, Nerds gummy clusters, went to the hotel.</text:p>
      <text:p text:style-name="P45"><text:s text:c="3"/>They had tub stoppers in the lobby. <text:span text:style-name="T157">Hannah</text:span> took a bath first while I scrolled on Insty, and then <text:span text:style-name="T50">I</text:span> took one. We cuddled a bit and then slept in separate beds.</text:p>
      <text:p text:style-name="P45"/>
      <text:p text:style-name="P45">XI.X</text:p>
      <text:p text:style-name="P45"/>
      <text:p text:style-name="P45">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5"><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5"/>
      <text:p text:style-name="P46">. . .</text:p>
      <text:p text:style-name="P45"/>
      <text:p text:style-name="P47">I laid in bed, logged onto WoW, joined up with Temple, made an attempt at Nef, wiped, ran MC, won the Lava Dredger, made another attempt at Nef, wiped again, had a headache, logged off, went to bed.</text:p>
      <text:p text:style-name="P47"/>
      <text:p text:style-name="P47"/>
      <text:p text:style-name="P47"><text:soft-page-break/></text:p>
      <text:p text:style-name="P47"/>
      <text:p text:style-name="P47">XI.XI</text:p>
      <text:p text:style-name="P47"/>
      <text:p text:style-name="P47">I woke, played Wordle (STOIC in three,) flossed, rinsed, brushed, rinsed <text:span text:style-name="T258">again</text:span>, laid in bed some more, <text:span text:style-name="T158">d</text:span>9:46<text:note text:id="ftn2" text:note-class="footnote"><text:note-citation>2</text:note-citation><text:note-body><text:p text:style-name="P86">Ross is <text:span text:style-name="T156">trying</text:span> a system where, instead of explaining <text:span text:style-name="T19">where</text:span><text:span text:style-name="T51"> he has written in his journal, </text:span><text:span text:style-name="T52">he indicates with </text:span><text:span text:style-name="T51">a letter preceding the time: </text:span><text:span text:style-name="T54">d</text:span><text:span text:style-name="T53"> for the </text:span><text:span text:style-name="T54">desktop</text:span><text:span text:style-name="T53">,</text:span><text:span text:style-name="T51"> p for phone, </text:span><text:span text:style-name="T54">l</text:span><text:span text:style-name="T51"> for </text:span><text:span text:style-name="T54">laptop</text:span><text:span text:style-name="T51">, j for journal, </text:span><text:span text:style-name="T54">p for scrap paper</text:span><text:span text:style-name="T51">.</text:span></text:p></text:note-body></text:note>.</text:p>
      <text:p text:style-name="P47"/>
      <text:p text:style-name="P48">. . .</text:p>
      <text:p text:style-name="P47"/>
      <text:p text:style-name="P49">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49"><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258">and we both had</text:span> Coke<text:span text:style-name="T258">s</text:span>. She had to go to work and so venmoed me while I finished eating.</text:p>
      <text:p text:style-name="P49"><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159">I finished my coffee, took multiple naps, opened a hop water, logged into WoW for a while, joined a group for DM West that never got off the ground, logged off, d8:00.</text:span></text:p>
      <text:p text:style-name="P49"><text:s text:c="3"/><text:span text:style-name="T160">I wrote in LHS detailing from the first time Hannah rejected me up until today, briefly mentioning joining the Ever-Expanding, then typed all that up, </text:span><text:span text:style-name="T161">printed and pasted it, d8:51.</text:span></text:p>
      <text:p text:style-name="P50"><text:soft-page-break/>XI.XII</text:p>
      <text:p text:style-name="P50"/>
      <text:p text:style-name="P50">I woke after sleeping very heavily when my alarm went off at 10AM——before that, actually, around 9:30. I got some texts and then a call from Hannah, said I would come make a coffee at her house. I packed s<text:span text:style-name="T258">o</text:span>me plums, two hop waters, a banana, drove down. She had told Melissa she was no longer on the Eulogy gig and Meliss was very upset <text:span text:style-name="T258">and t</text:span>hey would be talking later.</text:p>
      <text:p text:style-name="P50"><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0"><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0"><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0"/>
      <text:p text:style-name="P50">XI.XIII</text:p>
      <text:p text:style-name="P50"/>
      <text:p text:style-name="P51">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162">I hopped in the car and was surprised that the low tire light had not gone off, drove straight to the shed. I was four minutes </text:span><text:soft-page-break/><text:span text:style-name="T162">early, but </text:span><text:span text:style-name="T258">Steve</text:span><text:span text:style-name="T162">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1">. . .<text:span text:style-name="T257">Hannah called and invited me over, so I went down there, where we hung on the couch, talked, went to bed. She eventually moved to the guest room.</text:span></text:p>
      <text:p text:style-name="P52"/>
      <text:p text:style-name="P52">XI.XIV</text:p>
      <text:p text:style-name="P52"/>
      <text:p text:style-name="P52">I woke at nine, went to the guestroom, but it seemed like there was no <text:span text:style-name="T259">space</text:span> for me. Hannah said, “<text:span text:style-name="T259">Good morning</text:span>,” and the cats cleared out, so I got into bed. Neville climbed on top of me, but Hannah’s phone started going off in the dining room, so I had to move him. He climbed on top of me again, but <text:span text:style-name="T19">my</text:span> alarm went off, which meant it was time for coffee.</text:p>
      <text:p text:style-name="P52"><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2"><text:s text:c="3"/>We recorded a bunch more awesome tunes, went to Moe’s BBQ, back, tracked another quick idea then did a 15-minute Constellation jam, listened to things on the porch. Steve went home while Kev, Dom<text:span text:style-name="T259">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2"/>
      <text:p text:style-name="P53">. . .</text:p>
      <text:p text:style-name="P52"/>
      <text:p text:style-name="P54">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54"><text:s text:c="3"/>She had started to fall asleep with her clothes on, and, when I clicked on a <text:span text:style-name="T261">r</text:span>eel of a Nickelodeon commercial for a noise-making baseball bat, started her and the cats both. It was the most upset she had ever been with me, but I rubbed her head and back until she was calm again. She eventually went to the guest room.</text:p>
      <text:p text:style-name="P54"/>
      <text:p text:style-name="P54">XI.XV</text:p>
      <text:p text:style-name="P54"/>
      <text:p text:style-name="P54">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54"><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261">p</text:span>acked my bag full of snacks and wrote, d1043.</text:p>
      <text:p text:style-name="P54"/>
      <text:p text:style-name="P55">. . .</text:p>
      <text:p text:style-name="P54"/>
      <text:p text:style-name="P56">I drove to the shed and was the first one there, went inside, talked with Scott about h<text:span text:style-name="T261">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260">Scott just sent some photos and a list of tunes, d845:</text:span></text:p>
      <text:p text:style-name="P56"/>
      <text:p text:style-name="P76">Constellation</text:p>
      <text:p text:style-name="P76">Say Man</text:p>
      <text:p text:style-name="P76">Mtn Lion</text:p>
      <text:p text:style-name="P76">Dark Horse</text:p>
      <text:p text:style-name="P76">Sophia</text:p>
      <text:p text:style-name="P76">Almost the One</text:p>
      <text:p text:style-name="P76">S.O.S</text:p>
      <text:p text:style-name="P76">Power</text:p>
      <text:p text:style-name="P76">Perpetual</text:p>
      <text:p text:style-name="P76">Bobby Love</text:p>
      <text:p text:style-name="P76">Heart N’ Split</text:p>
      <text:p text:style-name="P76">The Corner</text:p>
      <text:p text:style-name="P76">Back to the Sun</text:p>
      <text:p text:style-name="P76">The Get Down</text:p>
      <text:p text:style-name="P76">We Way</text:p>
      <text:p text:style-name="P76">Only Ever</text:p>
      <text:p text:style-name="P76">One Good Reason</text:p>
      <text:p text:style-name="P76">Bridge</text:p>
      <text:p text:style-name="P76">Mtn Dew</text:p>
      <text:p text:style-name="P76">Time on Time</text:p>
      <text:p text:style-name="P76">Haunted</text:p>
      <text:p text:style-name="P76">Just a Little Longer</text:p>
      <text:p text:style-name="P76">Odetta</text:p>
      <text:p text:style-name="P76"/>
      <text:p text:style-name="P57">Hannah called around 10:30, stopped by for a cuddle, d1209. . .<text:span text:style-name="T262">I logged into WoW but found nothing to do, laid in bed and scrolled on my phone, d119.</text:span></text:p>
      <text:p text:style-name="P57"/>
      <text:p text:style-name="P58">XI.XVI</text:p>
      <text:p text:style-name="P58"/>
      <text:p text:style-name="P58">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58"><text:soft-page-break/><text:s text:c="3"/>We drove separately to the Nissan dealership, then together to Biscuit Head, kissed in the parking lot, said hello to Julia and Rachel. I drove home, ate another plum, sorted through mail, pooped, wrote, d1102. . .<text:span text:style-name="T263">I tidied my room, laid in bed for a while, eventually decided to leave the house, drove to Vermont, parked, walked in the back door of Odd’s, ordered an Americano.</text:span></text:p>
      <text:p text:style-name="P58"><text:s text:c="3"/><text:span text:style-name="T263">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58"><text:s text:c="3"/><text:span text:style-name="T263">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wrote, d357.</text:span></text:p>
      <text:p text:style-name="P58"/>
      <text:p text:style-name="P59">. . .</text:p>
      <text:p text:style-name="P58"/>
      <text:p text:style-name="P60">She brought over gummy clusters and peanut butter cups. We cuddled in bed, made love. She drove me to the Greagle, where I ate a burger with a can of Coke, then walked up to the Music Hall. I sat with Wyndham exchanging jokes, talked to the Keys, watched the first band, hung in the green room, played a fun set, talked with Charlie and his coworker Mike, then, when Jenny Bradley and David Earl started doing their “thing,” took it as my cue to leave.</text:p>
      <text:p text:style-name="P60"><text:s text:c="3"/>I walked down to the bridge, talked to Hannah on the phone. She picked me up by the bus stop and we rode to her house, where we got in bed, took turns reading Mary Oliver poems to each other. She <text:span text:style-name="T270">then </text:span>read me a short story about a girl who had turned into a lobster as I was falling asleep and revealed it was written by Rachel Hylton.</text:p>
      <text:p text:style-name="P60"><text:soft-page-break/>XI.XVII</text:p>
      <text:p text:style-name="P60"/>
      <text:p text:style-name="P60">Hannah came and cuddled me at six. It was hard to wake up, but I started doing so at ten, played Wordle (TALLY in four,) made coffee, sat on the couch, got dressed, started being annoying and said goodbye.</text:p>
      <text:p text:style-name="P60"><text:s text:c="3"/>I walked up to Mad Banners, ordered an Americano, walked home and received a link to the new songs, 45 minutes worth! I listened to that, told the Bobbies how much I loved it, polished o<text:span text:style-name="T270">f</text:span>f my grapes, wrote, <text:span text:style-name="T250">d1229</text:span>. . .<text:span text:style-name="T264">I walked to Aldi while listening to the album, bought </text:span><text:span text:style-name="T270">more </text:span><text:span text:style-name="T264">grapes, bananas, plums, CheezIts, walked to UJ, ate a chicken sandwich w/ tots/Coke, talked with Wes, walked home, put away my groceries, continued listening, d223, </text:span><text:span text:style-name="T265">cleaned my tub, shaved into mustache mode, d250.</text:span></text:p>
      <text:p text:style-name="P60">. . .<text:span text:style-name="T266">I took a bath!, the first in my own tub in two months, listened to two songs Hannah had sent to cover, </text:span><text:span text:style-name="T20">Hard Times</text:span><text:span text:style-name="T266"> and </text:span><text:span text:style-name="T20">When It Don’t Come Easy</text:span><text:span text:style-name="T266">, d323.</text:span></text:p>
      <text:p text:style-name="P60"/>
      <text:p text:style-name="P61">. . .</text:p>
      <text:p text:style-name="P60"/>
      <text:p text:style-name="P62">I walked up to Ingles for sponges, a notebook, Hop Slams, walked home, laid in bed for an hour, walked to Odd’s, ordered a latte, drank it inside for 15 minutes, put on the album and started walking toward Hendrix. I made it to the park, realized I was ahead of schedule, sat at the top of the steps and got a text from Scott with a link to a 90-minute version.</text:p>
      <text:p text:style-name="P62"><text:s text:c="3"/>I walked to Kev’s, said hi to Alyse, went to the basement, helped Hannah load in and had a fairly fun rehearsal. I got my cymbals out of Kev’s car, put them into Hannah’s and drove us to her house, where I watched Effortless Mastery videos while she changed her strings. We listened to the 45-minute version on the couch, cuddled in bed. She eventually went to the guest room to spread out.</text:p>
      <text:p text:style-name="P62"/>
      <text:p text:style-name="P62"/>
      <text:p text:style-name="P62"/>
      <text:p text:style-name="P62"/>
      <text:p text:style-name="P62"/>
      <text:p text:style-name="P62"><text:soft-page-break/>XI.XVIII</text:p>
      <text:p text:style-name="P62"/>
      <text:p text:style-name="P62">I woke at 730, went to check my phone, cuddled Hannah a bit, went back to the big bed, texted Luke. I asked if he still needed me for recording and he said, “Sorry I thought I communicated that! Yeah we wanted to do today and tomorrow if you can!”</text:p>
      <text:p text:style-name="P62"><text:s text:c="3"/>I walked to Mad Banners, ordered a quad Americano, walked home, grabbed my car, drove to Kev’s, picked him up, drove to Hannah’s, grabbed my cymbals, went to the Shell, put air in my tire and gas in the tank. It was 9:30 so I texted Luke saying we would be a half-hour late. We went a very <text:span text:style-name="T270">curvy</text:span> way while listening to the 90-minute version, spent all day working on two songs.</text:p>
      <text:p text:style-name="P62"><text:s text:c="3"/>Luke was hyper-specific about what he wanted from the drums and the tunes ended up sounding great. We ate curry in their house and I drove a more reasonable route back to Asheville, dropped Kevin off, went home, <text:span text:style-name="T268">looked at my phone, </text:span>got undressed, took a bath, <text:span text:style-name="T267">ate popcorn and</text:span> wrote, d814.</text:p>
      <text:p text:style-name="P62"/>
      <text:p text:style-name="P63">XI.XIX</text:p>
      <text:p text:style-name="P63"/>
      <text:p text:style-name="P63">I woke around 8:30, played Wordle (GOING in three,) drove to Hannah’s, drank coffee, went to the gas station, put air in my tire, drove to Luke’s, recorded one drum-heavy song all day, ate pizza and ravioli, hung around for a bit after Kevin left, did percussion, said goodbye when they broke for dinner. I drove home, ate popcorn/grapes, laid in bed, updated WoW and wrote, d757.</text:p>
      <text:p text:style-name="P63"/>
      <text:p text:style-name="P64">XI.XX</text:p>
      <text:p text:style-name="P64"/>
      <text:p text:style-name="P64">I woke when Hannah texted me at nine. She was awake but thinking about going back to sleep, which I said sounded like a good idea. I played Wordle (NICHE in four) and had a hard time getting up. I heard the mailman come by and so eventually put on my sweatpants, went out to check it and found that my Musicares check had arrived, d1020. . .<text:span text:style-name="T269">I walked slowly to Odd’s, but they were too busy, so I went </text:span><text:soft-page-break/><text:span text:style-name="T269">on to Aldi for grapes, bananas, plums, CheezIts, then to Izzy’s for an Americano, where I texted a few people but realized I was pressed for time, headed home, unloaded groceries, grabbed my check, d1148.</text:span></text:p>
      <text:p text:style-name="P64"/>
      <text:p text:style-name="P65">. . .</text:p>
      <text:p text:style-name="P64"/>
      <text:p text:style-name="P66">I walked to Hannah’s house, attempting to go by Bad Manners, but it was 11:59 and they were closed. Hannah and I sat on the couch, talked about plans for December/January, then went to the Greagle for burgers. She went to work and I walked to the bank. I went to High-Five, but they would not be open for another week, so I went to Asheville Club and got a surprisingly/not-surprisingly terrible Americano from Thomas.</text:p>
      <text:p text:style-name="P66"><text:s text:c="3"/>I sat in the park for five minutes, walked home, laid in bed, walked to Odd’s, ordered a latte, walked to Hendrix, had a long and fun rehearsal with Charlie, Wyndham, Alyse, Dulci, Ryan, Melissa, Kevin. Melissa was disruptive as usual and it occurred to me she’s never seen how efficient and/or serious a rehearsal can be.</text:p>
      <text:p text:style-name="P66"><text:s text:c="3"/>I started walking home, but got picked up by Wyndham, who was driving a silly way. He dropped me off at Vermont/Olney. I walked to the Brew Pump, bought a sixer of Trail Pass, drank one while talking to Maria, walked to Country Club, bought an Athletic, talked mostly to Sherri, got picked up by Hannah, wore the headphones while she practiced, cuddled in bed and fell asleep after she went to the guest room.</text:p>
      <text:p text:style-name="P66"/>
      <text:p text:style-name="P66">XI.XXI</text:p>
      <text:p text:style-name="P66"/>
      <text:p text:style-name="P66">I <text:span text:style-name="T270">woke, played Wordle (SPINE in three,) </text:span>went to the guest room for cuddles around 9:30, eventually made coffee, drank it, then made love. I got dressed, opened a Trail Pass, walked to Bad Manners, ordered a latte, told Ash and Kate about the show, walked home, laid in bed, d105. . .<text:span text:style-name="T270">I checked on the Anniversary servers, but they wouldn’t be up til </text:span><text:soft-page-break/><text:span text:style-name="T270">5PM, so I ate grapes, plums, bananas, CheezIts, scrolled on my phone, </text:span><text:span text:style-name="T271">listened to </text:span><text:span text:style-name="T21">Hard </text:span><text:span text:style-name="T22">T</text:span><text:span text:style-name="T21">imes</text:span><text:span text:style-name="T271"> and made a post to my Story </text:span><text:span text:style-name="T286">(a screenshot about how good our memos sounded</text:span><text:span text:style-name="T271">,</text:span><text:span text:style-name="T286">)</text:span><text:span text:style-name="T271"> d255.</text:span></text:p>
      <text:p text:style-name="P66"/>
      <text:p text:style-name="P67">. . .</text:p>
      <text:p text:style-name="P66"/>
      <text:p text:style-name="P68">I packed up some snacks, drove to Hannah’s, helped her load up, drove to Taco Billy, where she grabbed some food. I drove downtown, parked in front of Eulogy, started to load in my drums while she finished eating. We set up, checked sounds, ate food on the heated Burial patio, went to the green room, watched Darby’s great set, played a song with her, played a decent set ourselves, mingled with good friends in the crowd.</text:p>
      <text:p text:style-name="P68"><text:s text:c="3"/>I drove us to Hannah’s house in the snow, brought in her guitar, looked at my phone while she took a bath. We fell quickly asleep.</text:p>
      <text:p text:style-name="P68"/>
      <text:p text:style-name="P68">XI.XXII</text:p>
      <text:p text:style-name="P68"/>
      <text:p text:style-name="P68">Woke at nine, played Wordle and ended my 288-day streak on PEARL, but didn’t really care. I made coffee, drank it, got dressed, put my coffee in a <text:span text:style-name="T286">paper </text:span>cup and drove home; I was blocking Hannah and she had a 10:00 massage. I started gathering laundry, stripping my bed, putting my shoes away, d1020.</text:p>
      <text:p text:style-name="P68">. . .<text:span text:style-name="T272">I made a shaman on the Anniversary server, started laundry, made my bed, went out to the car for my bag, ate from it some grapes, a plum, the CheezIts, put the drinks away. Tony moved the espresso machine upstairs and so I made a coffee. . .</text:span><text:span text:style-name="T273">I made a priest, did the first couple quests, d121. . .</text:span><text:span text:style-name="T274">I retrieved my clothes, made another coffee, did a Shamaka quest.</text:span></text:p>
      <text:p text:style-name="P68">. . .<text:span text:style-name="T275">I played some priest, played some shaman, started a rogue, d543. . .</text:span><text:span text:style-name="T276">I ordered some pizza, played some priest, played some shaman, d737. . .</text:span><text:span text:style-name="T277">I took a bath, ran to Brill on the priest, logged, looked at Instagram, got the Coke out of the fridge, had another slice, d905. . .</text:span><text:span text:style-name="T278">I did a quest on the </text:span><text:soft-page-break/><text:span text:style-name="T278">shaman, laid in bed a long time, talked to Hannah on the phone, d1149.</text:span></text:p>
      <text:p text:style-name="P68"/>
      <text:p text:style-name="P69">XI.XXIII</text:p>
      <text:p text:style-name="P69"/>
      <text:p text:style-name="P69">I woke, played Wordle, (JELLY in five,) made a cup of coffee, looked at my phone, thought about how cool it is to not drink anymore, made another cup of coffee, d1010, <text:span text:style-name="T279">did a couple shaman quests, d1045, </text:span><text:span text:style-name="T280">laid in bed, texted with Hannah, brushed my teeth, made a third coffee, </text:span><text:span text:style-name="T251">d1154</text:span><text:span text:style-name="T280">.</text:span></text:p>
      <text:p text:style-name="P69">. . .<text:span text:style-name="T281">Hannah picked me up and we rode to Odd’s, where we both ordered lattes and her a couple snacks. We drove to Harris Teeter and I snagged some grapes, coffee, CheezIts, Hop Splash. We drove to her house, laid in the guest bed, ate some broccoli/rice, drove to my house, d419. </text:span><text:span text:style-name="T282">I logged into Era, talked to Milrond, made Mooncloth, d458.</text:span></text:p>
      <text:p text:style-name="P69"/>
      <text:p text:style-name="P70">. . .</text:p>
      <text:p text:style-name="P69"/>
      <text:p text:style-name="P71">I drove to the Orange Peel, parked, loaded in, was the first one there, said hello to Jess, Zach, Scott, set up, checked sounds w/ <text:span text:style-name="T19">There’s too Many Sounds to Check</text:span>, went to Mamacita’s, ran into The Get Right Band + Molly Milroy, performed an improvised musical about Target and Following a Door Dash driver, went across the street to the Lazoom <text:span text:style-name="T286">R</text:span>oom to witness karaoke, went back across the street to Moxy, had two mocktails, drove to Hannah’s house, got undressed, talked about our gigs, got in bed.</text:p>
      <text:p text:style-name="P71"><text:s text:c="3"/>I eventually moved to the guest room.</text:p>
      <text:p text:style-name="P71"/>
      <text:p text:style-name="P71">XI.XXIV</text:p>
      <text:p text:style-name="P71"/>
      <text:p text:style-name="P72">I woke at 830, played Wordle (TWIST in five,) went to the bedroom, felt like I was waking Hannah up too early, moved back to the guest room, was joined for cuddles. At 11, I made coffee, sat in the living room, spent a long time drinking it. Hannah made food and started to clean. I got dressed, drove home, turned on the espresso machine, d1230.</text:p>
      <text:p text:style-name="P72"><text:soft-page-break/><text:span text:style-name="T283"><text:s text:c="3"/>I had a strange urge to take my boots off on the porch; Nina was out there with a letter. Apparently Tony had invited her over for dinner and she wanted me to tell him she respectfully declined. </text:span></text:p>
      <text:p text:style-name="P72">. . .<text:span text:style-name="T284">I ate lots of CheezIts, grapes, played my Shaman up to level 10, d503.</text:span></text:p>
      <text:p text:style-name="P72"/>
      <text:p text:style-name="P73">. . .</text:p>
      <text:p text:style-name="P72"/>
      <text:p text:style-name="P75">Hannah called and it seemed like she wasn’t in the mood for the fuss of a date, so I got high and ground out another level on Shamaka. I decided to take a break and got a text from Hannah asking if I wanted to go to Walmart for ant bait, and if I would drive.</text:p>
      <text:p text:style-name="P75"><text:s text:c="3"/>I went down to her house, picked her up, put air in my tire. She opened the passenger door and said, “We’re having bait night instead of date night,” shut it again. I was very proud. I drove us to the Weaverville Walmart, couldn’t find anyone in customer service; it didn’t seem like anyone was in electronics either, so I just followed Hannah around while she got ant bait, cookies, peanut butter.</text:p>
      <text:p text:style-name="P75"><text:s text:c="3"/>I bought a Snickers bar to see if I could scan my code as currency, but it didn’t work. I drove us to her house, where we decorated her Christmas tree. I didn’t feel like I was as full of life as I should have been. I laid down on her couch and she eventually came to cuddle me. I said I would either need to leave soon or go lay down.</text:p>
      <text:p text:style-name="P75"><text:s text:c="3"/>She said she might ask me to leave because she realized at some point in the day that she hadn’t gotten enough alone time and ended up wishing she had asked me to leave earlier that morning. I drove home, got straight into bed, dreamed very many dreams.</text:p>
      <text:p text:style-name="P72"/>
      <text:p text:style-name="P74"/>
      <text:p text:style-name="P74"/>
      <text:p text:style-name="P74"/>
      <text:p text:style-name="P74"/>
      <text:p text:style-name="P74"/>
      <text:p text:style-name="P74"/>
      <text:p text:style-name="P74"><text:soft-page-break/>XI.XXV</text:p>
      <text:p text:style-name="P74"/>
      <text:p text:style-name="P74">I woke around 930, played Wordle (BROWN in four,) heat<text:span text:style-name="T287">ed</text:span> some water for my coffee cup, made a coffee, looked at my phone, made a plan to get lunch with Hannah, started heating up more water, <text:span text:style-name="T285">wrote</text:span><text:span text:style-name="T164">d1103</text:span><text:span text:style-name="T252">, </text:span><text:span text:style-name="T253">made edits</text:span><text:span text:style-name="T165">d1115</text:span><text:span text:style-name="T253">. . .</text:span><text:span text:style-name="T254">I walked to the Family Dollar, got a small cup of coffee from Deep Time, sat on the wall of the church and waited for Hannah.</text:span></text:p>
      <text:p text:style-name="P74"><text:span text:style-name="T254"><text:s text:c="3"/>We drove downtown, parked in the garage, ate Mamacita’s, walked up to S&amp;W, where the hop was selling outside. We went inside, where she got ice cream and me, a latte, then enjoyed them in the sun in the park. We walked back to the garage, drove to the west side. She dropped me off at Bad Manners, but they had closed at least five minutes early, so I walked home, laid on the bed, tried to steam what was left of my milk, put it on top of a coffee, turning it cold</text:span><text:span text:style-name="T166">d228</text:span><text:span text:style-name="T254">.</text:span></text:p>
      <text:p text:style-name="P74"><text:span text:style-name="T254">. . .</text:span><text:span text:style-name="T255">I quested around Mulgore on the Shaman, walked to Odd’s, ordered a latte, pasted several pages, walked home</text:span><text:span text:style-name="T167">d436</text:span><text:span text:style-name="T255">, </text:span><text:span text:style-name="T256">finished all my Mulgore quests, ran to Crossroads. The first chat I saw upon entering The Barrens was about how Chuck Norris clogs the toilet when he pees. I set my hearth, logged, took a bath</text:span><text:span text:style-name="T168">d617</text:span></text:p>
      <text:p text:style-name="P74"><text:span text:style-name="T168"/></text:p>
      <text:p text:style-name="P77">. . .</text:p>
      <text:p text:style-name="P78"/>
      <text:p text:style-name="P79">I walked to Country Club, drank two Athletics while talking to Kevin Smith, Colin Graham, Benny, Ryan, listened to a couple songs, walked down to Hannah’s, took out the recycling, turned on the Christmas tree, laid on the couch and read Heart of Darkness/looked at my phone.</text:p>
      <text:p text:style-name="P79"><text:s text:c="3"/>Hannah came home, took a bunkie dunkie, cuddled me on the couch, quickly suggested we head to the bedroom. We laid naked with each other and eventually made love. She got a bit upset at everything and had a small meltdown. She eventually went to the guest room and I had crazy dreams.</text:p>
      <text:p text:style-name="P79"/>
      <text:p text:style-name="P79"/>
      <text:p text:style-name="P79"><text:soft-page-break/>XI.XVI</text:p>
      <text:p text:style-name="P79"/>
      <text:p text:style-name="P79">When I saw that both cats had left the guest room, I went in, cuddled, eventually made coffee. We drank it on the couch and made sure that we weren’t fighting. I walked to Taco Billy, where I met Gary, had two breakfast tacos, coffee and Coke, then went across the street to Community, where they had acquired exactly one plant. I got a funny tasting $7 latte, walked West, talked to Hannah on the phone outside of Double Crown, walked home<text:span text:style-name="T163">d136</text:span>, <text:span text:style-name="T287">pooped, logged into my druid but still had a day on my mooncloth cooldown</text:span><text:span text:style-name="T169">d154</text:span><text:span text:style-name="T287">.</text:span></text:p>
      <text:p text:style-name="P79"/>
      <text:p text:style-name="P80">. . .</text:p>
      <text:p text:style-name="P79"/>
      <text:p text:style-name="P81">The smoke alarm in Tony’s room was chirping, driving me crazy. I got in the car, realized Hannah may not have left for work yet and didn’t want to drive by her house, so I took the long way downtown to Merrimon. I went inside, took an immediate two-hour nap, woke around 4:30 and remained in a meditative state until I heard my phone ringing at 6:45. It was Charlie.</text:p>
      <text:p text:style-name="P81"><text:s text:c="3"/>“Are you here?” he asked.</text:p>
      <text:p text:style-name="P81"><text:s text:c="3"/>I said, “Where?”</text:p>
      <text:p text:style-name="P81"><text:s text:c="3"/>“Practice,” he said. “We were afraid you might be dead.”</text:p>
      <text:p text:style-name="P81"><text:s text:c="3"/>I put on my clothes, hopped in the car, put air in the tire and sped to Hendrix. Charlie was attempting to play drums and trumpet<text:note text:id="ftn3" text:note-class="footnote"><text:note-citation>3</text:note-citation><text:note-body><text:p text:style-name="P87"><text:s/>Drumpet?</text:p></text:note-body></text:note> at the same time. We had a fun rehearsal. Melissa left first to get Max, and Charlie after a couple more tunes so that he could get cat food from Ingles before they closed.</text:p>
      <text:p text:style-name="P81"><text:s text:c="3"/>Wyndham was talking excitedly and slipping into jam mode, so I stood up and said, “I hope everyone has a good Thanksgiving,” got in the car, drove back to Scott’s, opened a sparkling water, sat in the chair, looked at my phone until Hannah called at around 11:30, went to bed.</text:p>
      <text:p text:style-name="P81"><text:soft-page-break/>XI.XVII</text:p>
      <text:p text:style-name="P81"/>
      <text:p text:style-name="P81">I woke, ate a pear, relaxed, played Wordle. Hannah texted saying she was awake, <text:span text:style-name="T291">so</text:span> I asked if she wanted to come over, hang out, eventually get BBQ. She said she needed time to write and put laundry away, asked if I could bring BBQ to <text:span text:style-name="T19">her</text:span>. I said okie doke, drove to Rite Rite, <text:span text:style-name="T291">which</text:span> <text:span text:style-name="T291">was</text:span> closed, continued to Moe’s, ordered food for both of us, swung by Get Roasted, loved it, drove in hella traffic to Hannah’s.</text:p>
      <text:p text:style-name="P81"><text:s text:c="3"/>She was writing lyrics and played four seconds of a song to make sure she had the right thing. I was very proud of her and felt better about having gone out of my way. We ate, napped, made love until she was very late for work. I stayed in bed, recovered my strength, drove back to Scott’s, took a nap until 5:30, ate some goulash, played some chess, went back to bed.</text:p>
      <text:p text:style-name="P81"><text:s text:c="3"/>Hannah called at 11:45 but I was halfway asleep, so we kept it brief. Myrtle was on cat time and tearing ass around the house. I eventually picked her up and put her <text:span text:style-name="T291">o</text:span>n the bed, <text:span text:style-name="T291">thus</text:span> deactivat<text:span text:style-name="T291">ing</text:span> her.</text:p>
      <text:p text:style-name="P81"/>
      <text:p text:style-name="P81">XI.XVIII</text:p>
      <text:p text:style-name="P81"/>
      <text:p text:style-name="P81">I woke at 8:45, very tired, played Wordle (CROCK in five,) made coffee, drank it out of a paper cup, ate a banana, packed Myrtle’s things, tidied up, returned the key, drove to Irina’s apartment, met her, dropped off Myrtle, drove to Meyers, texted people and wrote.<text:span text:style-name="T163">d1114</text:span> </text:p>
      <text:p text:style-name="P81"><text:s text:c="3"/><text:span text:style-name="T288">I flossed, started laying items out on the living room table, checked out </text:span><text:span text:style-name="T23">Jefferson for Jane</text:span><text:span text:style-name="T288">, sent Kevin some clips, made a cup of coffee, </text:span><text:span text:style-name="T289">proofread, pasted, printed journal entries, </text:span><text:span text:style-name="T288">logged into Kamaka, wished Loot the Dog a happy Thanksgiving, ported to Moonglade and made a piece of mooncloth.</text:span><text:span text:style-name="T170">d1157</text:span><text:span text:style-name="T288"> </text:span><text:span text:style-name="T290">I listened to </text:span><text:span text:style-name="T24">Colorful Christmas</text:span><text:span text:style-name="T290"> on Spotify and packed my bags for Columbia.</text:span><text:span text:style-name="T171">d1212</text:span><text:span text:style-name="T290"> </text:span></text:p>
      <text:p text:style-name="P81"/>
      <text:p text:style-name="P89">/ / /</text:p>
      <text:p text:style-name="P90"/>
      <text:p text:style-name="P90"/>
      <text:p text:style-name="P90"/>
      <text:p text:style-name="P91">I laid on the floor bed and lightly napped until I had a text from Julia that said <text:span text:style-name="T19">Azul?</text:span> I stood up, walked out, played a game against her &amp; Dan, started another w/ Sarah <text:span text:style-name="T292">j</text:span>oining. We put it on hold when pizza arrived, ate dinner, said what we were grateful for. Mine was Hannah inviting me to enjoy her delightfully chaotic family. We ate some ice cream, finished our game, packed up, said goodbye, drove to Hannah’s, stopping at a Valero/Scotchman for gas/coffee/gummy clusters.</text:p>
      <text:p text:style-name="P81"><text:s text:c="3"/>I helped Hannah load in<text:span text:style-name="T292">to her house</text:span>. It was very cold outside and I went straight to bed. It took her a while to settle down. She was squirrling around the house, checking on me, telling me stories, asking Kathryn/Tim about the noisy heater, trying to get Suli out of the house...</text:p>
      <text:p text:style-name="P81"/>
      <text:p text:style-name="P81">XII.II</text:p>
      <text:p text:style-name="P81"/>
      <text:p text:style-name="P81">I woke while Hannah was getting ready at 6:15 but then fell deeply asleep, dreaming of secret sections of both her house and mine plus mysterious roommates. I got up at ten, got dressed, walked to Bad Manners, ordered an Americano, walked home, unpacked a bit, realized my journal was missing. I laid in bed feeling very tired but slowly putting things away. I did part of my <text:span text:style-name="T292">s</text:span>haman quest with the help of a stranger, went back to Crossroads, logged off, put on full winter gear, walked to Odd’s with my new brown cup, then Aldi.</text:p>
      <text:p text:style-name="P81"><text:s text:c="3"/>I bought mandarins, a banana, Perfect Pairing grapes, CheezIts, walked home, finished my fire totem quest and a couple other runarounds. Hannah said she was leaving work; I laid in bed scrolling on my phone. It took her an hour to get home, but she did locate my journal, invited me over for spaghetti dinner and said she needed beef/noodles, then called, embarrassed by the fact she needed sauce as well. I said I was happy to grab three things, hung up the phone, sat at the computer recounting the day and then the previous evening<text:span text:style-name="T163">k532</text:span>.</text:p>
      <text:p text:style-name="P81"/>
      <text:p text:style-name="P89">. . .</text:p>
      <text:p text:style-name="P81"><text:soft-page-break/></text:p>
      <text:p text:style-name="P93">I walked past the standstill traffic to Ingles, found GF noodles, HNG beef, green grapes, decided I wasn’t sure what sauce to get, texted Hannah, sat at the deli tables awaiting her response, researching Jack Antonoff after hearing <text:span text:style-name="T19">fun. </text:span><text:span text:style-name="T301">c</text:span>overing <text:span text:style-name="T19">Sleigh Ride</text:span> over the speakers. I grabbed Prego chunky garlic &amp; herbs, walked to her house, made spaghetti.</text:p>
      <text:p text:style-name="P93"><text:s text:c="3"/>We watched <text:span text:style-name="T19">Sleepless in Seattle</text:span>, did the dishes. I looked at my phone while she rearranged the photos on her fridge to accommodate for the Edventure photobooth strips. We drank tea on the couch and talked about intrinsic/extrinsic motivation, then notated sections of <text:span text:style-name="T19">Pink Pony Club</text:span>. We cuddled in bed for a moment, and then she went to the guest room.</text:p>
      <text:p text:style-name="P93"/>
      <text:p text:style-name="P93">XII.III</text:p>
      <text:p text:style-name="P93"/>
      <text:p text:style-name="P93">We had brief chats and cuddles at six AM. She reported that there had been a light dusting outside and went off to work. I slept til 9:45, played Wordle (SHAKY in four,) got up, ate vitamins, got dressed, walked to Bad Manners, ordered an Americano in my new brown cup, walked home, put away my leftover spaghetti and turned on my coffee warmer.<text:span text:style-name="T163">d1051</text:span></text:p>
      <text:p text:style-name="P93"><text:s text:c="3"/><text:span text:style-name="T293">I turned in a quest, </text:span><text:span text:style-name="T294">hit level 14</text:span><text:span text:style-name="T293">, went to Org, trained, ran RFC, turned in quests in UC/TB, went back to Crossroads, pooped.</text:span><text:span text:style-name="T172">d1252 </text:span><text:span text:style-name="T295">I took a</text:span><text:span text:style-name="T296">n amazing</text:span><text:span text:style-name="T295"> bath, </text:span><text:span text:style-name="T296">turned on the kettle</text:span><text:span text:style-name="T295"> and got some grapes out of the fridge.</text:span><text:span text:style-name="T173">d151</text:span><text:span text:style-name="T295"> </text:span><text:span text:style-name="T297">I killed some bristlebacks, ate my leftover spaghetti, finished my coffee and looked at Instagram,</text:span><text:span text:style-name="T174">d303 </text:span><text:span text:style-name="T298">killed a couple more bristlebacks and their leader, hearthed to Crossroads.</text:span><text:span text:style-name="T175">d325</text:span><text:span text:style-name="T298"> </text:span></text:p>
      <text:p text:style-name="P93"><text:s text:c="3"/><text:span text:style-name="T299">I laid in my bed until Hannah called, saying she wanted to come over. I flossed, brushed, put on a Peach Pit record, cuddled with her, talked about the snafu of Poppy not hiring Kathryn, made some of the best love ever, cuddled some more, made coffee, listened to a couple wake-up songs, parted ways. I drove to Hendrix for our final practice there, which was silly and surreal. We called ourselves the Outer </text:span><text:soft-page-break/><text:span text:style-name="T299">Space Blobsolescence. Hannah had given me a giant bag of popcorn. I said my goodbyes, drove home while talking </text:span><text:span text:style-name="T307">on the phone</text:span><text:span text:style-name="T299">, went inside, ate a mandarin,</text:span><text:span text:style-name="T176">d1030</text:span><text:span text:style-name="T299"> </text:span><text:span text:style-name="T300">did quests around the Barrens,</text:span><text:span text:style-name="T177">d101</text:span><text:span text:style-name="T300"> </text:span><text:span text:style-name="T302">scrolled on Youtube.</text:span><text:span text:style-name="T178">d118</text:span></text:p>
      <text:p text:style-name="P93"><text:span text:style-name="T178"/></text:p>
      <text:p text:style-name="P94">XII.IV</text:p>
      <text:p text:style-name="P94"/>
      <text:p text:style-name="P94">I woke around 9:45, very warm and dry, <text:span text:style-name="T307">almost hungover</text:span>. I took off my two hoodies, turned off my lamp, put up my blinds, peed, took off my two pairs of pants, turned down the heat, made my bed, consolodated my trash, opened a fresh Hop Splash, made a coffee, did a vowelless Wordle (CRYPT in four,) laid in bed for a while, started another coffee.<text:span text:style-name="T163">d1033</text:span> </text:p>
      <text:p text:style-name="P94"><text:s text:c="3"/><text:span text:style-name="T303">I killed harpies, dying once, hearthed, had a text from my mom: </text:span></text:p>
      <text:p text:style-name="P94"><text:s text:c="3"/>“<text:span text:style-name="T19">Hi boyo, hope you all had a lovely T'giving and your cheeky bums are staying warm. I'm thinking I can get out there to take care of offloading the car the week of 12/16 if that works for you. Text me when the inspection is done so I can send in the registration renewal. That way it will at least be in the system even if I haven't yet gotten the paper copy. </text:span></text:p>
      <text:p text:style-name="P95">Luv you<text:span text:style-name="T51">”</text:span></text:p>
      <text:p text:style-name="P95"><text:span text:style-name="T51"><text:s text:c="3"/></text:span><text:span text:style-name="T55">I felt stressed, finished my coffee in bed, looked at my phone, told her I’d be free on the 18</text:span><text:span text:style-name="T180">th</text:span><text:span text:style-name="T55"> and 19</text:span><text:span text:style-name="T180">th</text:span><text:span text:style-name="T55">. I remembered there are no problems for the true Self, pasted a page into my journal,</text:span><text:span text:style-name="T180">d1221</text:span><text:span text:style-name="T55"> </text:span><text:span text:style-name="T56">did a couple quests around the Sludge Fen, hearthed to XR and flew to Org.</text:span><text:span text:style-name="T181">d111</text:span><text:span text:style-name="T56"> </text:span><text:span text:style-name="T57">I took a bath, turned in a quest, did some leatherworking,</text:span><text:span text:style-name="T182">d144</text:span><text:span text:style-name="T57"> </text:span><text:span text:style-name="T58">laid in bed and attempted to ease my mind by texting the Ponies:</text:span></text:p>
      <text:p text:style-name="P96"><text:span text:style-name="T58"><text:s text:c="3"/>“</text:span><text:span text:style-name="T304">Afternoon, friends — preemptively seeking knowledge regarding the whereabouts of Tina's keys so as to ensure smooth execution of the plan to drive her car from Middlemont to the airport, commencing at approximately 8PM. Good vibes to you all [okay </text:span><text:span text:style-name="T305">fingers</text:span><text:span text:style-name="T304">]</text:span><text:span text:style-name="T58">”</text:span><text:span text:style-name="T183">d208</text:span></text:p>
      <text:p text:style-name="P96"><text:span text:style-name="T183"><text:s text:c="3"/></text:span><text:span text:style-name="T59">I started getting dressed, logged in and hearthed to Crossroads </text:span><text:span text:style-name="T60">and heard from Ryan that the keys are </text:span><text:soft-page-break/><text:span text:style-name="T60">in the mailbox</text:span><text:span text:style-name="T59">.</text:span><text:span text:style-name="T184">d219</text:span><text:span text:style-name="T59"> </text:span><text:span text:style-name="T61">I walked to the market, bought an Italian Job, ate it on the steps outside of Character Study, went to Aldi, bought green grapes, plums, bananas, CheezIts, ran into </text:span><text:span text:style-name="T66">Harold</text:span><text:span text:style-name="T61"> on my way to Odd’s, where I ordered a free latte. </text:span><text:span text:style-name="T66">An old friend</text:span><text:span text:style-name="T61"> had messaged me asking how I was doing, so I said:</text:span></text:p>
      <text:p text:style-name="P96"><text:span text:style-name="T61"><text:s text:c="3"/>“</text:span><text:span text:style-name="T306">I’m gooood, just playing music and world of warcraft and reading and writing and hanging with Hannah — bout to make a bunch of journals to sell at Scott’s new shop in Atomic and currently getting an afternoon latte. How are you?</text:span></text:p>
      <text:p text:style-name="P96"><text:span text:style-name="T306"><text:s text:c="3"/>Mr. Picnic is here giving me weird vibes as usual</text:span><text:span text:style-name="T61">”</text:span></text:p>
      <text:p text:style-name="P97"><text:span text:style-name="T61"><text:s text:c="3"/>I walked home and put away my groceries,</text:span><text:span text:style-name="T185">d350</text:span><text:span text:style-name="T61"> </text:span><text:span text:style-name="T62">killed some raptors/harpies, hearthed to XR, flew to Ratchet, turned in a quest, did some banking, took a poop.</text:span><text:span text:style-name="T186">d450</text:span><text:span text:style-name="T62"> </text:span><text:span text:style-name="T63">I texted Hannah my plan and made a coffee: </text:span></text:p>
      <text:p text:style-name="P97"><text:span text:style-name="T63"><text:s text:c="3"/>“</text:span><text:span text:style-name="T308">Hey sweet pea, my new plan is to walk to Middlemont presently, grab Tina's car, meet y'all at Papas &amp; Beer on Tunnel Road, drive to the airport around 8:00, then have Tina drop me off either at my house or yours depending on what you feel like doing after dinner!</text:span><text:span text:style-name="T63">”</text:span><text:span text:style-name="T187">d512</text:span><text:span text:style-name="T63"> </text:span></text:p>
      <text:p text:style-name="P97"><text:span text:style-name="T63"><text:s text:c="3"/></text:span><text:span text:style-name="T64">I walked to Middlemont, grabbed Tina’s car, drove to the Brew Pump, called Hannah. She said dinner had been pushed back to 6:30, so I went inside, bought a sixer of Trail Pass and drank one at the bar with Holly and a friendly stranger who recommended the fajitas. I drove east, hitting standstill traffic on the bridge, made it to Papas &amp; Beer, sat with Liz and Rachel.</text:span></text:p>
      <text:p text:style-name="P97"><text:span text:style-name="T64"><text:s text:c="3"/>We chatted until Hannah showed up, ordered, ate, chatted some more. I drove to the airport, did two laps, parked at the gas station, immediately had a text that they were ready, did a third lap, picked up Tina/Martha, drove to my house while catching them up on recent happenings. I rejected the band name </text:span><text:span text:style-name="T309">Airport Chinese</text:span><text:span text:style-name="T64">, walked inside, put away my beer, sat at the computer.</text:span><text:span text:style-name="T188">d916</text:span><text:span text:style-name="T64"> </text:span></text:p>
      <text:p text:style-name="P97"><text:span text:style-name="T64"/></text:p>
      <text:p text:style-name="P97"><text:span text:style-name="T64"/></text:p>
      <text:p text:style-name="P97"><text:span text:style-name="T64"/></text:p>
      <text:p text:style-name="P98"><text:soft-page-break/><text:span text:style-name="T64">. . .</text:span></text:p>
      <text:p text:style-name="P97"><text:span text:style-name="T64"/></text:p>
      <text:p text:style-name="P97"><text:span text:style-name="T65">I did some pirate quests, hearthed to Crossroads, trained leatherworking, level-18 abilities, first aid. Hannah picked me up and we drove to her house, cuddled until she moved to the guest bed.</text:span></text:p>
      <text:p text:style-name="P99"><text:span text:style-name="T51"/></text:p>
      <text:p text:style-name="P99"><text:span text:style-name="T51">XII.V</text:span></text:p>
      <text:p text:style-name="P99"><text:span text:style-name="T51"/></text:p>
      <text:p text:style-name="P99"><text:span text:style-name="T51">I woke and noticed it was light out. Hannah had declared a half-day on account of her headache. I laid in bed with her and got my hair stepped on by Bruce. It was very windy. Hannah got up to make coffee, gave me some vitamins. I asked for a ride home and she said let’s do it, so I made a coffee, got dressed, got in the car. She drove to the Brew Pump for hop waters and seemed in a very good mood.</text:span></text:p>
      <text:p text:style-name="P99"><text:span text:style-name="T51"><text:s text:c="3"/>I was in the kind of state where I can’t make any decisions, and the whole chain of </text:span><text:span text:style-name="T70">actions</text:span><text:span text:style-name="T51"> lead</text:span><text:span text:style-name="T70">ing</text:span><text:span text:style-name="T51"> to a successful gig seem to warrant all my focus. She drove me home and I explained that as best as I could in front of my house. I hope she doesn’t worry.</text:span><text:span text:style-name="T179">d956</text:span><text:span text:style-name="T51"> </text:span></text:p>
      <text:p text:style-name="P99"><text:span text:style-name="T51"><text:s text:c="3"/></text:span><text:span text:style-name="T67">I tested the seeds at the stagnant oasis, hearthed, laid in bed, eventually took off my shoes, figured out what I want</text:span><text:span text:style-name="T70">ed</text:span><text:span text:style-name="T67"> to wear, queued up some Dominos, laid in bed some more, took a bath,</text:span><text:span text:style-name="T189">d1224</text:span><text:span text:style-name="T67"> </text:span><text:span text:style-name="T68">killed some turtles around the stagnant oasis, hearthed, flew to Thunder </text:span><text:span text:style-name="T70">B</text:span><text:span text:style-name="T68">luff, picked up a Wailing Caverns quest, did some leatherworking, cooking and banking, flew to Ratchet while starting to get into my show clothes.</text:span><text:span text:style-name="T190">d1256</text:span><text:span text:style-name="T68"> </text:span></text:p>
      <text:p text:style-name="P99"><text:span text:style-name="T68"><text:s text:c="3"/></text:span><text:span text:style-name="T69">I got dressed, laid in bed looking at my phone, ordered pizza, did the raptor feather quest, hearthed, flew to Camp T, turned in a quest and picked up a couple more, flew back to Crossroads.</text:span><text:span text:style-name="T191">d226</text:span><text:span text:style-name="T69"> </text:span></text:p>
      <text:p text:style-name="P99"><text:span text:style-name="T69"/></text:p>
      <text:p text:style-name="P100"><text:span text:style-name="T69">. . .</text:span></text:p>
      <text:p text:style-name="P99"><text:span text:style-name="T69"/></text:p>
      <text:p text:style-name="P101"><text:span text:style-name="T69">I </text:span><text:span text:style-name="T51">drove to the Patton Shell, </text:span><text:span text:style-name="T70">got</text:span><text:span text:style-name="T51"> air and $20 worth of gas, drove to White Horse Black Mountain. No one was there, so I sat in the car until Mary Ellen and Bob Hinkle pulled up. She let me in the building, </text:span><text:soft-page-break/><text:span text:style-name="T51">turned on some lights, told me not to smoke all the chips and left. Dulci arrived next. I was done setting up by the time Kev &amp; Alyse </text:span><text:span text:style-name="T73">showed</text:span><text:span text:style-name="T51">, sprawled out on a couch. Josh was pretty late and so our mediocre sound check was not finished until seven.</text:span></text:p>
      <text:p text:style-name="P101"><text:span text:style-name="T51"><text:s text:c="3"/>We played a very fun show to a very mid crowd. I was glad to see Hannah, Fox, Alex, Jason, Gene, Amanda, David, all of whom had a good reason to be there. I packed up while eating a slice of pizza, but the Mini would not start. Alyse and Kevin and I failed to find the battery and I said I’d rather not mess with it. I caught a ride home with them, undressed and went quickly to bed.</text:span></text:p>
      <text:p text:style-name="P101"><text:span text:style-name="T51"/></text:p>
      <text:p text:style-name="P101"><text:span text:style-name="T51">XII.VI</text:span></text:p>
      <text:p text:style-name="P101"><text:span text:style-name="T51"/></text:p>
      <text:p text:style-name="P101"><text:span text:style-name="T51">I woke at six thinking about Hannah and her head. An alarm started ringing in the basement at seven. I played Wordle (SHOVE</text:span><text:span text:style-name="T179">?</text:span><text:span text:style-name="T51"> in five,) got up at eight, heard from Hannah that her headache was gone, made a coffee and wrote.</text:span><text:span text:style-name="T179">d816</text:span></text:p>
      <text:p text:style-name="P101"><text:span text:style-name="T51"><text:s text:c="3"/></text:span><text:span text:style-name="T71">I laid in bed napping/rotting, eventually decided to farm my way to the Bolder Lode Mine, where I got a cats eye emerald on my first kill and buddied up with a hunter to get the manual pages/cover, then ported to Crossroads and flew to Ratchet.</text:span><text:span text:style-name="T192">d117</text:span></text:p>
      <text:p text:style-name="P101"><text:span text:style-name="T192"/></text:p>
      <text:p text:style-name="P102"><text:span text:style-name="T71">. . .</text:span></text:p>
      <text:p text:style-name="P101"><text:span text:style-name="T71"/></text:p>
      <text:p text:style-name="P103"><text:span text:style-name="T71">K</text:span><text:span text:style-name="T51">evin picked me up at 3:35 and we drove to White Horse. He didn’t think he could get his car close enough to mine to use the cables, so we pushed </text:span><text:span text:style-name="T73">the Mini</text:span><text:span text:style-name="T51"> down a slight hill into the middle of the lot. We hooked up the cables and tried starting it a couple times, but no luck. Kevin did however retrieve his coat he had left in the green room.</text:span></text:p>
      <text:p text:style-name="P103"><text:span text:style-name="T51"><text:s text:c="3"/>I decided to wait five full minutes, and it seemed like it was charging, but it still </text:span><text:span text:style-name="T73">would</text:span><text:span text:style-name="T51"> not start. A mechanic was standing around making annoying small talk and we were starting to be pressed for time before Kevin had to go into work. We gave up charging and tried pushing the car back into the spot, but it was too heavy uphill, so we </text:span><text:soft-page-break/><text:span text:style-name="T51">left it in the middle of the lot and drove to Highland.</text:span></text:p>
      <text:p text:style-name="P103"><text:span text:style-name="T51"><text:s text:c="3"/>Kevin offered to buy me a dog, but I declined. I went inside, ordered an Athletic, talked to my mom on speakerphone, then Hannah. She invited me to hang out with her and her friend</text:span><text:span text:style-name="T51"><text:note text:id="ftn0" text:note-class="footnote"><text:note-citation>4</text:note-citation><text:note-body><text:p text:style-name="P88">Ross thinks her name might be Chelsea.</text:p></text:note-body></text:note></text:span><text:span text:style-name="T51"> at Character Study, so I ordered an uber and a hot dog with slaw, chili and a pickle spear.</text:span></text:p>
      <text:p text:style-name="P103"><text:span text:style-name="T51"><text:s text:c="3"/>I ate my dog, threw away part of my beer, hopped in the car with Mike, listened to some very loud jam music, rode to Character Study, complained about my car, drank another Athletic. Hannah’s friend left and Hannah said she was ready to go home, so we got in her car and drove around the block, but she realized she was getting hungry and wanted to avoid the scaries, so we parked in front of Character Study </text:span><text:span text:style-name="T73">again </text:span><text:span text:style-name="T51">and walked across the street to UJ.</text:span></text:p>
      <text:p text:style-name="P103"><text:span text:style-name="T51"><text:s text:c="3"/>We ordered burgers and watched a bit of The Last Jedi, then went down to her house and made love, after which she moved into the guest room.</text:span></text:p>
      <text:p text:style-name="P103"><text:span text:style-name="T51"/></text:p>
      <text:p text:style-name="P103"><text:span text:style-name="T51">XII.XII</text:span></text:p>
      <text:p text:style-name="P103"><text:span text:style-name="T51"/></text:p>
      <text:p text:style-name="P103"><text:span text:style-name="T51">I woke around 8:30 and laid in bed, sent Hannah a cat meme. When she liked it, I wandered into her room, cuddled. I made coffee for us and we talked to her mom + granpap on facetime. We then got dressed and drove to White Horse, parked next to the Mini, hooked up the cables. I set a timer for ten minutes while she went and did some shopping at Acoustic Corner</text:span><text:span text:style-name="T51"><text:note text:id="ftn4" text:note-class="footnote"><text:note-citation>5</text:note-citation><text:note-body><text:p text:style-name="P88">Hannah purchases three packs of strings, a guitar book and five picks.</text:p></text:note-body></text:note></text:span><text:span text:style-name="T51">.</text:span></text:p>
      <text:p text:style-name="P103"><text:span text:style-name="T51"><text:s text:c="3"/>The car started, and so I drove it home and unloaded things while Hannah grabbed burgers from Foothills. We reheated fries in the toaster oven, listened to Now You See Them, ate, drove to her house. I dropped her off and drove to the storage unit by Scott’s house just as Alyse and Kevin (so I thought) were leaving. I turned around and followed them to their house to see that it was actually Melissa Stutts in the passenger seat. Kevin and LJ </text:span><text:soft-page-break/><text:span text:style-name="T51">were riding in the truck together. He backed it to the basement and we loaded thanks to his amazing </text:span><text:span text:style-name="T75">new </text:span><text:span text:style-name="T51">dolly, ate pizza upstairs, loaded a few more things. I announced I had to go meet Hannah, drove to her house.</text:span></text:p>
      <text:p text:style-name="P103"><text:span text:style-name="T51"><text:s text:c="3"/>She had just woken up and was getting ready. We </text:span><text:span text:style-name="T75">then</text:span><text:span text:style-name="T51"> drove to Bagatelle for a journal, but when I walked in, I realized </text:span><text:span text:style-name="T75">it</text:span><text:span text:style-name="T51"> was not the bookshop I </text:span><text:span text:style-name="T75">had been</text:span><text:span text:style-name="T51"> thinking of, and she correctly figured I meant Whist. I walked down there, found a journal, stood in line for ages, got back in the car, drove east.</text:span></text:p>
      <text:p text:style-name="P103"><text:span text:style-name="T51"><text:s text:c="3"/>We had decided against coffee but then changed our minds, went to the Ingles Starbucks on Tunnel Road, </text:span><text:span text:style-name="T72">ordered lattes, drove to Liz’s house, watched American Lampoon’s Christmas Vacation. I made journals while she signed up for health insurance. Then we ate ice cream and soup, me in that order and she the opposite.</text:span></text:p>
      <text:p text:style-name="P103"><text:span text:style-name="T72"><text:s text:c="3"/>We left after all the other girls, went to her house. I got immediately in bed while she went around and cleaned. We made love for a long while with an intermission of silliness, then cuddled. She eventually moved to the guest room.</text:span></text:p>
      <text:p text:style-name="P103"><text:span text:style-name="T72"/></text:p>
      <text:p text:style-name="P104"><text:span text:style-name="T51">XII.VIII</text:span></text:p>
      <text:p text:style-name="P104"><text:span text:style-name="T51"/></text:p>
      <text:p text:style-name="P104"><text:span text:style-name="T51">I was surprised when Hannah woke at 7:30. I was doing Wordle in bed (HYENA in six) and was resistant when she brought me the headphones, which I think made her poop go away and embarassed her. I felt bad, decided it might be best if I went home for a while. I got dressed and she told me to enjoy my Bad Manners.</text:span></text:p>
      <text:p text:style-name="P104"><text:span text:style-name="T51"><text:s text:c="3"/>I said, “Thank you——I mean: </text:span>duh<text:span text:style-name="T51">, what did you </text:span>think<text:span text:style-name="T51"> I was gonna do??” I walked up, ordered an Americano, </text:span><text:span text:style-name="T75">went</text:span><text:span text:style-name="T51"> home, sat at the computer and wrote.</text:span><text:span text:style-name="T179">d1017</text:span><text:span text:style-name="T51"> </text:span></text:p>
      <text:p text:style-name="P105"><text:span text:style-name="T51"><text:s text:c="3"/></text:span><text:span text:style-name="T74">I did Stolen Silver, </text:span><text:span text:style-name="T75">slayed</text:span><text:span text:style-name="T74"> beasts along my way to kill the raptor under the dead tree, went to Ratchet, turned in a quest, did some banking, flew to Camp T, killed some thunderlizards, found Chen’s empty keg, flew to Crossroads, then Ratchet, then back to Crossroads.</text:span><text:span text:style-name="T193">d1120 </text:span></text:p>
      <text:p text:style-name="P105"><text:soft-page-break/><text:span text:style-name="T193"><text:s text:c="3"/></text:span><text:span text:style-name="T76">I took a bath, called Hannah, said I might walk to Aldi. She said she would call me back. I got dressed, heard from Hannah that she would be driving there with Kathryn, who picked me up. We stopped at the water cube outside of Firestorm, then shopped at Aldi. I bought grapes, bananas, mandarins, chocolate.</text:span></text:p>
      <text:p text:style-name="P105"><text:span text:style-name="T76"><text:s text:c="3"/>We drove to Ingles. </text:span><text:span text:style-name="T82">I said goodbye,</text:span><text:span text:style-name="T76"> went </text:span><text:span text:style-name="T82">over </text:span><text:span text:style-name="T76">to Bad Manners and talked about LEG day. They perked up when I mentioned World of Warcraft because they needed a four-letter tusked race for their crossword. I ordered a latte, walked up to Haywood, realized I had incorrectly told them it was okay to put down OGRE.</text:span></text:p>
      <text:p text:style-name="P105"><text:span text:style-name="T76"><text:s text:c="3"/>I walked back, said, “First of all, this latte is delicious. Secondly, they call the race Orcs, not Ogres.” I left again, walked home, put away my groceries.</text:span><text:span text:style-name="T194">d148</text:span><text:span text:style-name="T76"> </text:span><text:span text:style-name="T77">I ran to the north end of the Barrens to turn in a quest, heard from Scott that we’d be dickering </text:span><text:span text:style-name="T82">around</text:span><text:span text:style-name="T77"> at six, reported as much to Hannah; she called to make sure I was okay and asked if I wanted to come nap.</text:span><text:span text:style-name="T195">d201</text:span><text:span text:style-name="T77"> </text:span></text:p>
      <text:p text:style-name="P105"><text:span text:style-name="T77"/></text:p>
      <text:p text:style-name="P106"><text:span text:style-name="T77">. . .</text:span></text:p>
      <text:p text:style-name="P105"><text:span text:style-name="T77"/></text:p>
      <text:p text:style-name="P107"><text:span text:style-name="T77">I </text:span><text:span text:style-name="T51">walked to Botiwalla, ordered a desi salad with chicken tikka, went to Hannah’s, ate, cuddled, made love, cuddled, made coffee, caught a ride to the shed with Kev. We recorded organ/bass on some songs, then a bunch of percussion/bass.</text:span><text:span text:style-name="T179">d1241</text:span></text:p>
      <text:p text:style-name="P104"><text:span text:style-name="T78"/></text:p>
      <text:p text:style-name="P108"><text:span text:style-name="T51">XII.IX</text:span></text:p>
      <text:p text:style-name="P108"><text:span text:style-name="T51"/></text:p>
      <text:p text:style-name="P108"><text:span text:style-name="T51">I woke to a dreary but warm day, cleaned my room, made coffee,</text:span><text:span text:style-name="T179">d1051</text:span><text:span text:style-name="T51"> </text:span><text:span text:style-name="T79">drank it in bed, talked to Hannah on the phone, proclaimed I was in the mood for breakfast, walked up to Biscuit Head by myself for the first time ever and ordered a biscuit, two over-easy eggs, Carolina reaper bacon, honey maple sausage, a Coke and a Coffee, walked home, turned on the kettle.</text:span><text:span text:style-name="T196">d1221</text:span><text:span text:style-name="T79"> </text:span></text:p>
      <text:p text:style-name="P108"><text:span text:style-name="T79"><text:s text:c="3"/></text:span><text:span text:style-name="T80">I </text:span><text:span text:style-name="T82">made a coffee, </text:span><text:span text:style-name="T80">killed Quillboar until I hit 20, flew to Thunderbluff, trained skills, flew to </text:span><text:soft-page-break/><text:span text:style-name="T80">Ashenvale, found the outrunners, ran back to the Barrens, finished Chen’s keg, grabbed some shaman water quest, logged off, took a nap, </text:span><text:span text:style-name="T81">got dressed, made coffee</text:span><text:span text:style-name="T80">.</text:span><text:span text:style-name="T197">d42</text:span><text:span text:style-name="T198">9</text:span></text:p>
      <text:p text:style-name="P108"><text:span text:style-name="T198"><text:s text:c="3"/></text:span><text:span text:style-name="T83">I walked up Meyers, Brevard, Olney, Vermont, across the Wells Fargo lot to UJ, turned around and realized </text:span><text:span text:style-name="T90">Lil’</text:span><text:span text:style-name="T83"> Nick was at the Brew Pump, so I ordered a chicken plate, bought a lime Liquid Death, talked to Drew, sat outside, ate, gave half my food to Casey. I walked to Odd’s, but they were having a meeting, so I went to Izzy’s, ordered an Americano, walked down to Hendrix.</text:span></text:p>
      <text:p text:style-name="P108"><text:span text:style-name="T83"><text:s text:c="3"/>Charlie pulled up as I was walking in. I sat in a chair and tapped on my legs/cup while they ran through a song until Ryan asked me if I wanted more than my cup. I said I would play whatever he gave me. We set up drums and had a very chaotic rehearsal with the dogs and little Max, which ended with Ryan riling June up, knocking over Max, who hit his head on the bass amp, causing Melissa to pick him up, ask Ryan to please pay attention, storm off and slam the bedroom door.</text:span></text:p>
      <text:p text:style-name="P109"><text:span text:style-name="T83"><text:s text:c="3"/>I </text:span><text:span text:style-name="T90">went</text:span><text:span text:style-name="T83"> outside, said goodbye to Charlie, walked up Middlemont, Sulfur Springs, Haywood, Brevard, Meyers, into my house, ate some grapes, a mandarin, logged into Kamaka, flew to Org and cracked open a Trail Pass.</text:span><text:span text:style-name="T199">d851</text:span><text:span text:style-name="T83"> </text:span><text:span text:style-name="T84">I dropped </text:span><text:span text:style-name="T90">my </text:span><text:span text:style-name="T84">Ony head and chatted with a few people,</text:span><text:span text:style-name="T200">d926</text:span><text:span text:style-name="T84"> </text:span><text:span text:style-name="T85">walked to Hannah’s, finished my Trail Pass, brushed my teeth, got in bed.</text:span></text:p>
      <text:p text:style-name="P109"><text:span text:style-name="T85"/></text:p>
      <text:p text:style-name="P110"><text:span text:style-name="T51">XII.X</text:span></text:p>
      <text:p text:style-name="P110"><text:span text:style-name="T51"/></text:p>
      <text:p text:style-name="P110"><text:span text:style-name="T51">Woke to Hannah coming in for cuddles, seeming horny. We eventually made clumsy, unfinished love. She made coffee and we drank it on the couch, cuddled, talked. I walked to Bad Manners, ordered a latte, walked home, got a bit of a tummy ache, pooped, got undressed, took a bath.</text:span><text:span text:style-name="T179">d132</text:span><text:span text:style-name="T51"> </text:span></text:p>
      <text:p text:style-name="P110"><text:span text:style-name="T51"><text:s text:c="3"/></text:span><text:span text:style-name="T86">Hannah picked me up and we went to Abeja for brunch, then the Walmart, where I got boxer briefs, headphones, a car jump starter. We decided not to bother with Wicked, drove to my house, cuddled, listened to music, made love, typed, watched </text:span><text:soft-page-break/><text:span text:style-name="T86">Attenborough. She eventually left, saying she might clean out her closet.</text:span><text:span text:style-name="T201">d823</text:span><text:span text:style-name="T86"> </text:span><text:span text:style-name="T87">I ran WC, ran around turning things in, then </text:span><text:span text:style-name="T90">filling up water bags </text:span><text:span text:style-name="T87">for the Shaman quest.</text:span><text:span text:style-name="T202">d1217</text:span></text:p>
      <text:p text:style-name="P110"><text:span text:style-name="T202"/></text:p>
      <text:p text:style-name="P111"><text:span text:style-name="T87">X</text:span><text:span text:style-name="T51">II.XI</text:span></text:p>
      <text:p text:style-name="P111"><text:span text:style-name="T51"/></text:p>
      <text:p text:style-name="P112"><text:span text:style-name="T51">I woke and guessed/prayed based on the light that the time started with seven, was correct, went back to sleep until 9ish, got up, made coffee, got dressed, drove to Jupiter, was cranky, set up, ran through a Pony set, packed up, drove home.</text:span><text:span text:style-name="T179">d154</text:span><text:span text:style-name="T51"> </text:span></text:p>
      <text:p text:style-name="P112"><text:span text:style-name="T88"><text:s text:c="3"/>I got some water from a well in Ashenvale, ran to Sun Rock Retreat, flew to Camp T, ran to the Field of Gian</text:span><text:span text:style-name="T90">t</text:span><text:span text:style-name="T88">s, turned in the water pouch, hearthed to Crossroads, flew to Ratchet, got the quest to kill an elemental, flew to Org, took the zep to UC, flew to the Sepulcher, went over the mountains, drank some drugs, killed an elemental, clicked on a brazier, logged off.</text:span><text:span text:style-name="T203">d244</text:span><text:span text:style-name="T88"> </text:span></text:p>
      <text:p text:style-name="P112"><text:span text:style-name="T88"><text:s text:c="3"/></text:span><text:span text:style-name="T89">I took a bath, hearthed, flew to Ratchet, turned in the quest and got healing stream, flew to Camp T, found Mankrik’s wife, ran to Crossroads, logged off, laid in bed, listened to some of the Ever-Expanding record, started getting dressed.</text:span><text:span text:style-name="T204">d442</text:span><text:span text:style-name="T89"> </text:span></text:p>
      <text:p text:style-name="P112"><text:span text:style-name="T89"/></text:p>
      <text:p text:style-name="P113"><text:span text:style-name="T89">. . .</text:span></text:p>
      <text:p text:style-name="P112"><text:span text:style-name="T89"/></text:p>
      <text:p text:style-name="P114"><text:span text:style-name="T89">I </text:span><text:span text:style-name="T51">drove to Burger King, where I rule, ordered a medium #9, classic chicken sandwich w/ Coke, ate it in the parking lot, drove to Izzy’s, ordered a latte, drove to Middlemont and arrived at the same time as Ryan and Melissa. I set up their drums while they set out snacks, chilled in a chair waiting for everyone who was late; Dulci and Amber were stuck in a little traffic. Kevin had had his piano smashed by movers. Amanda was stuck on I-40 for two hours.</text:span></text:p>
      <text:p text:style-name="P114"><text:span text:style-name="T51"><text:s text:c="3"/>We had an arguably productive rehearsal and called it quits around 9:30. Hannah had texted saying she was recovering at home, so I drove straight there, spent a while getting undressed, brushing my teeth. I climbed into bed and we talked </text:span><text:soft-page-break/><text:span text:style-name="T51">about our days before eventually listening to a bit of Louise Penny and falling asleep.</text:span></text:p>
      <text:p text:style-name="P114"><text:span text:style-name="T51"/></text:p>
      <text:p text:style-name="P114"><text:span text:style-name="T51">XII.XII</text:span></text:p>
      <text:p text:style-name="P114"><text:span text:style-name="T51"/></text:p>
      <text:p text:style-name="P114"><text:span text:style-name="T51">Hannah woke very early to get ready for pilates and left the house. I slept hard, dreaming about all sorts of things until she returned at 9:30 with a shot of espresso </text:span><text:span text:style-name="T97">from the Dripolator</text:span><text:span text:style-name="T51">. We cuddled for 30 minutes, then got up and started getting dressed. I had, “</text:span>Oh Nevvy, oh Nevvy... yeah!<text:span text:style-name="T51">” stuck in my head, and so listened to </text:span>Nellie<text:span text:style-name="T51"> followed by </text:span>Broken Heart, <text:span text:style-name="T51">walked out, talked with Kathryn for a moment, got in the Mini, drove home, took off my coats, started the espresso machine, heated some water and wrote.</text:span><text:span text:style-name="T179">d1058</text:span><text:span text:style-name="T51"> </text:span></text:p>
      <text:p text:style-name="P114"><text:span text:style-name="T51"><text:s text:c="3"/></text:span><text:span text:style-name="T91">I ran Wailing Caverns, finished the quests, turned them in, flew to Thunder Bluff, back to Crossroads, laid in bed and looked at my phone.</text:span><text:span text:style-name="T205">d131</text:span><text:span text:style-name="T91"> </text:span><text:span text:style-name="T92">I got dressed, drove to Abeja for my debit card, picked Hannah up from work, went to the Dripolator, ordered a latte and a chocolate chip cookie, dropped her back off, went to Farm Burger South, drove home.</text:span><text:span text:style-name="T206">d336</text:span><text:span text:style-name="T92"> </text:span></text:p>
      <text:p text:style-name="P114"><text:span text:style-name="T92"><text:s text:c="3"/></text:span><text:span text:style-name="T93">I flew to Org, took the zep to UC, picked up a quest for SFK, did the same with two more at the Sepulcher, did SFK, ran back to the Sepulcher, flew back to UC, hearthed to Crossroads, flew to Ratchet, did some banking, flew back to Crossroads,</text:span><text:span text:style-name="T207">d518</text:span><text:span text:style-name="T94"> laid in bed while the sun went down, took a bath.</text:span><text:span text:style-name="T208">d626</text:span><text:span text:style-name="T94"> </text:span><text:span text:style-name="T95">I killed the main Barrens Harpy and then did Guns of the Northwatch + escort quest.</text:span><text:span text:style-name="T209">d720</text:span><text:span text:style-name="T95"> </text:span></text:p>
      <text:p text:style-name="P114"><text:span text:style-name="T95"><text:s text:c="3"/></text:span><text:span text:style-name="T96">I flew to Camp T and laid in bed until Hannah texted me some time after nine asking if I was at Scott’s. I said, “I'm at home in my lil bed! How are you??” I put on some more clothes, drove down there, hung out in her bed for a while having “pillow talk.”</text:span></text:p>
      <text:p text:style-name="P114"><text:span text:style-name="T96"/></text:p>
      <text:p text:style-name="P115"><text:span text:style-name="T51"/></text:p>
      <text:p text:style-name="P115"><text:span text:style-name="T51"/></text:p>
      <text:p text:style-name="P115"><text:span text:style-name="T51"/></text:p>
      <text:p text:style-name="P115"><text:span text:style-name="T51"/></text:p>
      <text:p text:style-name="P115"><text:soft-page-break/><text:span text:style-name="T51">XII.XIII</text:span></text:p>
      <text:p text:style-name="P115"><text:span text:style-name="T51"/></text:p>
      <text:p text:style-name="P115"><text:span text:style-name="T51">I woke after several crazy dreams around 7:30, played Wordle (BOXER in three,) kept looking at my phone, got out of bed at nine on the dot, hit the kettle, went to cuddle with Hannah. I made her a coffee, waited for her to get ready, stood in the frozen yard conversating with Kathryn/Suli, got in the Mini, drove home, turned on the espresso machine, heat up some water, filled my cup.</text:span><text:span text:style-name="T179">d951</text:span><text:span text:style-name="T51"> </text:span></text:p>
      <text:p text:style-name="P115"><text:span text:style-name="T51"/></text:p>
      <text:p text:style-name="P116"><text:span text:style-name="T51">. . .</text:span></text:p>
      <text:p text:style-name="P115"><text:span text:style-name="T51"/></text:p>
      <text:p text:style-name="P117"><text:span text:style-name="T51">I drove down to Middlemont, packed the Element begrudgingly, got in the back and rode like bats out of hell with Tina and Ryan to Wake Forest, stopping once in Durham for gas/coffee/protein. We arrived at the Listening Room inside a bookstore, set up. I grabbed a book of Pirsig writings on Quality, laid on the couch while tina set up merch and Ryan continued to squirrel around.</text:span></text:p>
      <text:p text:style-name="P117"><text:span text:style-name="T51"><text:s text:c="3"/>We checked </text:span><text:span text:style-name="T98">sounds </text:span><text:span text:style-name="T51">and I popped over to the bowling alley, sat at the bar. I ordered a smash burger/fries/Corona Zero, was joined by Ryan, ate, went back over to the bookstore, started a set right as Monty walked in, played well. I was looking forward to a chill ride home with Tina, but she and Melissa decided to ride together, so I drove the </text:span><text:span text:style-name="T98">E</text:span><text:span text:style-name="T51">lement while Ryan played Switch/slept.</text:span></text:p>
      <text:p text:style-name="P117"><text:span text:style-name="T51"><text:s text:c="3"/>I stopped at a Pilot as close to Old Fort as I could get, bought a tall Sprite. I </text:span><text:span text:style-name="T98">just </text:span><text:span text:style-name="T51">wanted to drink a sugary </text:span><text:span text:style-name="T98">carbonated </text:span><text:span text:style-name="T51">beverage and decompress in the passenger seat. Ryan bought a stinky Subway sandwich and drove so fast that things like his Switch started flying off the dash. I had him drop me at Hannah’s, snuck quietly inside, cuddled, slept.</text:span></text:p>
      <text:p text:style-name="P117"><text:span text:style-name="T51"/></text:p>
      <text:p text:style-name="P117"><text:span text:style-name="T51"/></text:p>
      <text:p text:style-name="P118"><text:span text:style-name="T51">XII.XIV</text:span></text:p>
      <text:p text:style-name="P117"><text:span text:style-name="T51"/></text:p>
      <text:p text:style-name="P117"><text:span text:style-name="T51">Hannah went into work very early and I continued to sleep. When I woke again at 9:30, I had a text from her:</text:span></text:p>
      <text:p text:style-name="P117"><text:span text:style-name="T51"><text:s text:c="3"/>“Morning sweet pea! Have a weird idea, will you let me know if you'd be open to an errand (driving down here to bring me something) today? I know you may not have any time before your gig and I want you to have all the down time you need too.”</text:span></text:p>
      <text:p text:style-name="P117"><text:span text:style-name="T51"><text:s text:c="3"/>I wanted to help, but with my car at Middlemont and it still being 32 degrees outside, it didn’t seem possible. I slept until 11, walked up to Mad Banners, ordered an Americano, walked down Sulfur Springs. I had nearly made it to Malvern Hills when I realized I was about to be an hour early on account of making time to eat food at UJ but forgetting that was my plan.</text:span></text:p>
      <text:p text:style-name="P117"><text:span text:style-name="T51"><text:s text:c="3"/>I walked to Little Louie’s, but they were closed, so I </text:span><text:span text:style-name="T98">went</text:span><text:span text:style-name="T51"> across the street to a very busy Rocky’s, sat at the bar, was greeted very excitedly by Sunny’s friend who I think is named Molly. I ate a medium hot chicken sandwich/fries/Coke, talked with her, brushed off her hints of going on a date, walked to Middlemont, got my battery out of my car, laid in a hammock, charged my phone and listened to Dr. Dog.</text:span></text:p>
      <text:p text:style-name="P117"><text:span text:style-name="T51"><text:s text:c="3"/>I was blissed out listening to </text:span>Fat Dog<text:span text:style-name="T51"> when Scott texted me saying, “Hey man! <text:s/>Just texted hannah to check in about monday. <text:s/>Stoked! <text:s/>What kit vibe you want? <text:s/>In gonna get things set up in advance. <text:s/>Bombo? Blue kit? <text:s/>Toms? No toms? <text:s/>None of the above?? Your kit? <text:s/>Just let me know what your feeling and i'll get it all dialed!”</text:span></text:p>
      <text:p text:style-name="P117"><text:span text:style-name="T51"><text:s text:c="3"/>I said I would try the bombo with toms and he said, “Ewww me likeee!!!”</text:span></text:p>
      <text:p text:style-name="P117"><text:span text:style-name="T51"><text:s text:c="3"/>We got in the Element, drove crazily to Lake Logan past a lot of flood destruction and Trump signs, entered what seemed like a giant rec room. Christmas music was blasting loudly and everyone had their vendor personas on, so I decided to be the aloof headphone guy, set up my drums, listened to more Dr. Dog out back, played a very mid set, packed </text:span><text:soft-page-break/><text:span text:style-name="T51">up, got in the car. Melissa apologized and said she was embarassed about being so stoned/playing so sloppily; I couldn’t pretend to care. I debated whether I would ride with them to Saluda or drive myself, and after being thrown around the backseat due to Ryan’s crazy driving, decided I would </text:span><text:span text:style-name="T102">take</text:span><text:span text:style-name="T51"> myself and loaded all my drums into the Mini.</text:span></text:p>
      <text:p text:style-name="P117"><text:span text:style-name="T51"><text:s text:c="3"/>The car wouldn’t </text:span><text:span text:style-name="T102">crank</text:span><text:span text:style-name="T51">, so I decided it would be a good time to try my jump starter, but after two different </text:span><text:span text:style-name="T102">ten</text:span><text:span text:style-name="T51">-minute charging sessions, </text:span><text:span text:style-name="T102">it still wouldn’t </text:span><text:span text:style-name="T51">go. I blamed it on the automatic lights, put on the Dr. Dog album again, walked to Odd’s for a latte, the Brew Pump for hop water, Ingles for grapes, gummy clusters, Milky Ways. I walked to Hannah’s house, </text:span><text:span text:style-name="T102">revealed</text:span><text:span text:style-name="T51"> of my treats, laid in bed with her.</text:span></text:p>
      <text:p text:style-name="P117"><text:span text:style-name="T51"><text:s text:c="3"/>I thought about suggesting a visit to the Walk, but she mentioned wanting plain rice, so I just continued to lay there. Laura Boswell texted saying Hannah’s music was playing at the Walk, so Hannah suggested we go there. They were closing, so we went to UJ instead and Laura joined us shortly afterward. I ate a turkey pita with tots/LaguNAtas while watching Mad Max.</text:span></text:p>
      <text:p text:style-name="P117"><text:span text:style-name="T51"><text:s text:c="3"/>We went back to Hannah’s, cuddled, talked, slept.</text:span></text:p>
      <text:p text:style-name="P117"><text:span text:style-name="T51"/></text:p>
      <text:p text:style-name="P117"><text:span text:style-name="T51">XII.XV</text:span></text:p>
      <text:p text:style-name="P117"><text:span text:style-name="T51"/></text:p>
      <text:p text:style-name="P117"><text:span text:style-name="T51">I woke and wanted to get up but never heard any signs of life from the guest room. Even after going to the kitchen to get my phone, she didn’t stir and it was 11:30. I looked at my phone for a bit, played chess/Wordle (FUNKY in four,) decided to wake her up with a cuddle, offered to make her a coffee and got up, got dressed.</text:span></text:p>
      <text:p text:style-name="P117"><text:span text:style-name="T51"><text:s text:c="3"/>I walked to Bad Manners in the rain, where they were having their birthday party, ordered a quad Americano, walked home, noticed Tony had moved the truck </text:span>all<text:span text:style-name="T51"> the way down the driveway, went inside, wrote.</text:span><text:span text:style-name="T179">d1234</text:span><text:span text:style-name="T51"> </text:span><text:span text:style-name="T99">I </text:span><text:span text:style-name="T100">printed, </text:span><text:span text:style-name="T99">pooped, took a bath, laid in bed, ate a banana, got distracted by my phone.</text:span><text:span text:style-name="T210">d156</text:span><text:span text:style-name="T99"> </text:span><text:span text:style-name="T101">I started getting dressed, logged into Kamaka, made a </text:span><text:soft-page-break/><text:span text:style-name="T101">piece of Mooncloth and got a text from Hannah saying she was going up to Odd’s.</text:span><text:span text:style-name="T211">d217</text:span><text:span text:style-name="T101"> </text:span></text:p>
      <text:p text:style-name="P117"><text:span text:style-name="T101"/></text:p>
      <text:p text:style-name="P119"><text:span text:style-name="T101">. . .</text:span></text:p>
      <text:p text:style-name="P117"><text:span text:style-name="T101"/></text:p>
      <text:p text:style-name="P120"><text:span text:style-name="T101">I </text:span><text:span text:style-name="T51">walked up there, let her buy me a latte, shuffled around the big table until she was comfortable. She bought my plane ticket to DC and back, then we made out in the entryway. I walked to Middlemont, waited inside for Ryan to arrive, moved my drums from the Mini to the Element, asked if I could drive, was denied, rode panicked in the back to the Purple Onion.</text:span></text:p>
      <text:p text:style-name="P120"><text:span text:style-name="T51"><text:s text:c="3"/>We loaded in, checked sounds. I ordered food and went immediately to the green room, ate first and just sat in a chair watching the chaos. We played a fun set, broke down, packed up. Ryan rode with Kevin and I drove the Element; I guess he just can’t be in the back seat. I had peaceful discussion with Melissa on the rainy drive to my house, unloaded my drums, started walking to Hannah’s but got picked up on Brevard. Hannah was in a silly mood and we walked around the neighborhood.</text:span></text:p>
      <text:p text:style-name="P120"><text:span text:style-name="T51"/></text:p>
      <text:p text:style-name="P120"><text:span text:style-name="T51">XII.XVI</text:span></text:p>
      <text:p text:style-name="P120"><text:span text:style-name="T51"/></text:p>
      <text:p text:style-name="P120"><text:span text:style-name="T51">Woke, made coffee, went to the guest room and listened to Dr. Dog, then meditated. Hannah and I drove to the shed, where a lot was going on; Scott was having a tree taken down, and also his floors/walls/ceiling removed. We worked on </text:span>130,000 Miles<text:span text:style-name="T51">, recorded that, then </text:span>Snapback<text:span text:style-name="T51">. Hannah announced she was so hungry she couldn’t think straight.</text:span></text:p>
      <text:p text:style-name="P120"><text:span text:style-name="T51"><text:s text:c="3"/>We tried calling Taqueria Fast, but there was no answer. She said she was feeling inclined to call the session, and I figured we had accomplished what we had set out to do, so Kevin, Jackson, Hannah and I drove to Moe’s, ate barbecue. Hannah and I drove to the Weaverville Lowes after that, couldn’t find what she wanted, went to the Ingles Starbucks, where I ordered a quad latte.</text:span></text:p>
      <text:p text:style-name="P120"><text:soft-page-break/><text:span text:style-name="T51"><text:s text:c="3"/>We went to the Smokey Park Lowes, then the Goodwill, where I found Dave Weckl and Blue Devils videos. We went to my house, grabed Home Alone 1&amp;2, Mystic Pizza, You’ve Got Mail, went to Hannah’s, napped seperately for a short while, ate rice, made love, watched Mystic Pizza, went to bed.</text:span></text:p>
      <text:p text:style-name="P120"><text:span text:style-name="T51"/></text:p>
      <text:p text:style-name="P120"><text:span text:style-name="T51">XII.XVII</text:span></text:p>
      <text:p text:style-name="P120"><text:span text:style-name="T51"/></text:p>
      <text:p text:style-name="P120"><text:span text:style-name="T51">I woke at 9:15, cuddled Hannah, made coffee, borrowed her charger, sat on the couch, played Wordle (SCOWL in three,) got dressed, walked to Bad Manners, ordered an Americano, went home, opened my window, pooped, got undressed, wrote.</text:span><text:span text:style-name="T179">d1128</text:span><text:span text:style-name="T51"> </text:span></text:p>
      <text:p text:style-name="P120"><text:span text:style-name="T51"><text:s text:c="3"/></text:span><text:span text:style-name="T103">I played some WoW, laid in bed, took a bath, laid in bed, </text:span><text:span text:style-name="T104">got dressed</text:span><text:span text:style-name="T103">,</text:span><text:span text:style-name="T212">d210</text:span><text:span text:style-name="T103"> </text:span><text:span text:style-name="T104">started walking up Brevard, hopped in Hannah’s car, circled around to UJ, ate a turkey pita w/ tots, walked to Aldi, bought grapes, mandarins, bananas, walked down Haywood, ran into Edwin/Emily, went to Odd’s, ordered a latte, walked home past the standstill traffic, put my groceries away.</text:span><text:span text:style-name="T213">d400</text:span><text:span text:style-name="T104"> </text:span></text:p>
      <text:p text:style-name="P120"><text:span text:style-name="T104"><text:s text:c="3"/></text:span><text:span text:style-name="T105">I played some wow, hearthed, laid in bed, talked to my mom twice, felt kinda frustrated in the darkness, ate some grapes.</text:span><text:span text:style-name="T214">d613</text:span><text:span text:style-name="T105"> </text:span><text:span text:style-name="T106">I walked to Odd’s, ordered an Americano, heard from Melissa that she had eaten dairy, called my mom to see if she wanted to hang out, walked to the Brew Pump, talked to Fuckchop and waited to hear back. I gave up and started walking home, got a text from her that said, “</text:span><text:span text:style-name="T310">I'm back in my room when you finish your rehearsal</text:span><text:span text:style-name="T106">”</text:span></text:p>
      <text:p text:style-name="P120"><text:span text:style-name="T106"><text:s text:c="3"/>I walked home, called her again. She was cozy in her jammies, so I decided that’s what I would do, looked at Insty a little.</text:span><text:span text:style-name="T215">d752 </text:span><text:span text:style-name="T107">I finished up Barrens quests, collected all the Ashenvale ones, spent lots of time laying in bed, heard from Hannah that she was creeping down my street, cuddled with her for an hour or so.</text:span></text:p>
      <text:p text:style-name="P120"><text:span text:style-name="T107"/></text:p>
      <text:p text:style-name="P121"><text:span text:style-name="T51"/></text:p>
      <text:p text:style-name="P122"><text:span text:style-name="T51">XII.XVIII</text:span></text:p>
      <text:p text:style-name="P121"><text:span text:style-name="T51"/></text:p>
      <text:p text:style-name="P121"><text:span text:style-name="T51">I woke around seven and spent a lot of energy scrolling around my phone, eventually got up, ate grapes,</text:span><text:span text:style-name="T216">d843</text:span><text:span text:style-name="T108"> heat up my cup, played Wordle (HEFTY in four,) made coffee.</text:span><text:span text:style-name="T217">d857</text:span><text:span text:style-name="T108"> </text:span><text:span text:style-name="T109">My mom said she would be 15 minutes late, which I didn’t believe. She was in fact ten minutes early. We rode to Middlemont, tried jumping with both my starter and her convertible, but only succeeded with a big-boy jumper from AAA; this was after an hour of June barking and random car alarms.</text:span></text:p>
      <text:p text:style-name="P121"><text:span text:style-name="T109"><text:s text:c="3"/>We drove to Bummer Logic, got lunch at a Thai place, came up with the plan for me to buy the convertible and her to take the blue one home and sell it, went to the Starbucks on Airport Road, back to Bimmer Logic, Valvoline for an inspection, Discount Tire for a tire, then our separate ways.</text:span></text:p>
      <text:p text:style-name="P121"><text:span text:style-name="T109"><text:s text:c="3"/>I laid in bed for a rain storm, walked to UJ, but it was busy and Cait was there, seemingly on a date. I walked out, called Hannah, suggested Little Louie’s, got picked up in front of the Pub, rode down there and soon realized it was back to being the Malvern, big time. We shared a plate of beefy fries, went to Hendrix, hung out while I set up the drums.</text:span></text:p>
      <text:p text:style-name="P121"><text:span text:style-name="T109"><text:s text:c="3"/>We had a frantic rehearsal and then I started to walk to Hannah’s. She had to run to Ingles for eggs, so she picked me up at the corner of Clinton and Sand Hill. I hung out while she baked cookies, went to bed in the middle room, got woken up at 6AM for cuddles, made love, went back to sleep.</text:span></text:p>
      <text:p text:style-name="P121"><text:span text:style-name="T109"/></text:p>
      <text:p text:style-name="P123"><text:span text:style-name="T51">XII.XIX</text:span></text:p>
      <text:p text:style-name="P123"><text:span text:style-name="T51"/></text:p>
      <text:p text:style-name="P123"><text:span text:style-name="T51">I woke around 1030, ate vitamins, kissed Hannah goodbye, walked up to Bad Manners, ordered an Americano, sat outside, was joined by my Mom, suggested the plan of me waiting to see how the sale of the blue car went before I bought anything, which she agreed to. She made plans to go see Carolyn in Weaverville and Hannah called to ask if we could do early dinner, but we decided on 12:30 Biscuit Head.</text:span></text:p>
      <text:p text:style-name="P123"><text:soft-page-break/><text:span text:style-name="T51"><text:s text:c="3"/>We had a fun brunch and, when </text:span><text:span text:style-name="T112">my mom</text:span><text:span text:style-name="T51"> left for </text:span><text:span text:style-name="T112">Sylva</text:span><text:span text:style-name="T51">, Hannah and I went to Ingles. She bought some ginger and I bought a proper </text:span><text:span text:style-name="T112">wooden </text:span><text:span text:style-name="T51">box of Bagu, then walked home, talking to Shane in the Botiwalla parking lot.</text:span><text:span text:style-name="T179">d243 </text:span><text:span text:style-name="T110">I laid in bed a while, got dressed, walked to Aldi for grapes, seeing Tony Russo along the way, then to Odd’s, seeing Elana along the way, ordered a latte, stopped into Sparky’s to look for miniature Azul with no luck.</text:span></text:p>
      <text:p text:style-name="P123"><text:span text:style-name="T110"><text:s text:c="3"/>I exited, went through the alley and had a stranger say something to me. “Hmm?” I asked.</text:span></text:p>
      <text:p text:style-name="P123"><text:span text:style-name="T110"><text:s text:c="3"/>He said, “You’re not Columbo. You don’t sound like him.” I </text:span><text:span text:style-name="T112">agreed, </text:span><text:span text:style-name="T110">walked home on the sidewalkless side of Brevard through standstill traffic, put my grapes in the fridge,</text:span><text:span text:style-name="T218">d503</text:span><text:span text:style-name="T110"> </text:span><text:span text:style-name="T111">sat at the computer and looked at my phone until the sun went down, took a bath, laid in bed, looked at my phone </text:span><text:span text:style-name="T112">some more</text:span><text:span text:style-name="T111">.</text:span><text:span text:style-name="T219">d633</text:span><text:span text:style-name="T111"> </text:span></text:p>
      <text:p text:style-name="P123"><text:span text:style-name="T111"/></text:p>
      <text:p text:style-name="P124"><text:span text:style-name="T111">. . .</text:span></text:p>
      <text:p text:style-name="P123"><text:span text:style-name="T111"/></text:p>
      <text:p text:style-name="P125"><text:span text:style-name="T111">I </text:span><text:span text:style-name="T51">flew to Zoram Strand, investigated the entrance to BFD, found another shaman who was killing mobs/gathering crystals, got a damp note needed to start a quest, hearthed, flew back to ZS, turned in the quest, laid in bed a while, went back, collected crystals, stood inside the instance and killed three mobs while waiting for my hearth, ported to XR, flew to ZS, turned in the crystal quest, flew to Splintertree Post.</text:span></text:p>
      <text:p text:style-name="P125"><text:span text:style-name="T51"><text:s text:c="3"/>I laid in bed, walked to Character Study, drank an Athletic with my mom. We were joined by Hannah, who ordered us all Sneaky Gardeners. My mom had to escape, so Hannah and I went to Downey, laid in the guest room, cuddled, talked, slept. I woke at 5AM and had trouble getting back to sleep, but eventually had tiring dreams.</text:span></text:p>
      <text:p text:style-name="P125"><text:span text:style-name="T51"/></text:p>
      <text:p text:style-name="P125"><text:span text:style-name="T51"/></text:p>
      <text:p text:style-name="P126"><text:span text:style-name="T51">XII.XX</text:span></text:p>
      <text:p text:style-name="P125"><text:span text:style-name="T51"/></text:p>
      <text:p text:style-name="P125"><text:span text:style-name="T51">I woke at 8:34, ate vitamins, made coffee for Hannah, played Wordle (FLASH in four,) got dressed, made the beds, said goodbye, walked up to Bad Manners, where we were all three tired. I ordered an Americano, played chess on my phone, interjected into a conversation by saying I was </text:span>not<text:span text:style-name="T51"> chill, which got a great reaction. I walked home, ate a handful of grapes, sat at the computer.</text:span><text:span text:style-name="T179">d933</text:span><text:span text:style-name="T51"> </text:span></text:p>
      <text:p text:style-name="P125"><text:span text:style-name="T51"/></text:p>
      <text:p text:style-name="P127"><text:span text:style-name="T51">. . .</text:span></text:p>
      <text:p text:style-name="P125"><text:span text:style-name="T51"/></text:p>
      <text:p text:style-name="P128"><text:span text:style-name="T51">I drove down Amboy to the Big Top, set up quietly and peacefully, played songs with Kevin </text:span><text:span text:style-name="T113">n’</text:span><text:span text:style-name="T51"> Dulc</text:span><text:span text:style-name="T113">e</text:span><text:span text:style-name="T51"> for the Southeastern Container Christmas party, ate some pretzel knots, grapes, cheese, made a plate of salad, steak, fish, mac n’ cheese, asparagus, bread, did four raffles, a Christmas song, four more raffles, more music until 3PM.</text:span></text:p>
      <text:p text:style-name="P128"><text:span text:style-name="T51"><text:s text:c="3"/>I packed up, got in the car, called Hannah, told her how tired I was. She invited me over to nap. I made a coffee, laid in the middle room, slept while she cleaned. We cuddled at 5:30 and I soon left for Eda’s Hideaway, taking a very winding path in the rain. I was the last one there, and, as I was setting up, Ryan asked if he could </text:span><text:span text:style-name="T113">catch</text:span><text:span text:style-name="T51"> a ride home with me.</text:span></text:p>
      <text:p text:style-name="P128"><text:span text:style-name="T51"><text:s text:c="3"/>I said, “Sure, but I’m gonna have to swing by Ligma first.”</text:span></text:p>
      <text:p text:style-name="P128"><text:span text:style-name="T51"><text:s text:c="3"/>“Ligma??” he said, perfectly.</text:span></text:p>
      <text:p text:style-name="P128"><text:span text:style-name="T51"><text:s text:c="3"/>To which I responded, “Ligma balls.”</text:span></text:p>
      <text:p text:style-name="P128"><text:span text:style-name="T51"><text:s text:c="3"/>The sound man said, “</text:span><text:span text:style-name="T113">Damn, y</text:span><text:span text:style-name="T51">’all are brutal today,” and Charlie said, “Ryan, do you need to go out to the car for a minute after that burn?”</text:span></text:p>
      <text:p text:style-name="P128"><text:span text:style-name="T51"><text:s text:c="3"/>We played a very fun and silly two sets to friends such as Hannah, Alex, Mike, Gary, Fox, Tina, Martha, Thomas, Mackenzie, ended with Lump, encored with Drummer Boy, loaded out. I drove Ryan to the Malvern, then went to Hannah’s house, where we immediately made love.</text:span></text:p>
      <text:p text:style-name="P129"><text:span text:style-name="T51">XII.XXI</text:span></text:p>
      <text:p text:style-name="P128"><text:span text:style-name="T51"/></text:p>
      <text:p text:style-name="P128"><text:span text:style-name="T51">I was sleeping hard. Hannah got up and made us coffee. I played Wordle (BLADE in six,) had a couple sips of coffee and started making love again. She showered. I ate some vitamins, got dressed. She showed me some things around the house and I drove to Mizu, ate beef udon, then drove home.</text:span><text:span text:style-name="T179">d134</text:span><text:span text:style-name="T51"> </text:span></text:p>
      <text:p text:style-name="P128"><text:span text:style-name="T51"><text:s text:c="3"/></text:span><text:span text:style-name="T114">I killed the Outrunners, leveled up, flew to Thunder Bluff, trained, switched to Kamaka, made mooncloth, logged off, made a coffee, looked at my phone. Hannah came over and I drove her to the airport, kissed her in front of the terminals. I drove to Meyers, shaved into a rough mustache, took a bath, shaved with a razor, trimmed the stache a lot more, sent some photos.</text:span></text:p>
      <text:p text:style-name="P128"><text:span text:style-name="T114"><text:s text:c="3"/>I got dressed, drove to Downing, set up my gaming station, adjusted monitor resolution.</text:span><text:span text:style-name="T220">d557</text:span><text:span text:style-name="T114"> </text:span><text:span text:style-name="T115">I flew to Zoram Strand, joined a very slow-to-start BFD group, ran that, turned in all the quests, cleaned up my bags etc. in Thunder Bluff.</text:span><text:span text:style-name="T221">d826</text:span><text:span text:style-name="T115"> </text:span><text:span text:style-name="T116">I did a bunch of running around while eating peanuts and Lara Bars, finished seemingly all of the Ashenvale quests, then ran to Freewind Post in Thousand Needles.</text:span><text:span text:style-name="T222">d1133</text:span><text:span text:style-name="T116"> </text:span></text:p>
      <text:p text:style-name="P128"><text:span text:style-name="T116"/></text:p>
      <text:p text:style-name="P130"><text:span text:style-name="T116">X</text:span><text:span text:style-name="T51">I.XXII</text:span></text:p>
      <text:p text:style-name="P130"><text:span text:style-name="T51"/></text:p>
      <text:p text:style-name="P130"><text:span text:style-name="T51">I slept very hard, played Wordle (BRAWN in four,) got out of bed around 11, made coffee, killed centaur until I hit level 28, hearthed to Crossroads, flew to Thunder Bluff.</text:span><text:span text:style-name="T179">d1205</text:span><text:span text:style-name="T51"> </text:span></text:p>
      <text:p text:style-name="P130"><text:span text:style-name="T51"><text:s text:c="3"/></text:span><text:span text:style-name="T117">I did a ton of Thousand Needles quests, hearthed, flew around turning things in, texted with Hannah, got dressed, drove to Aldi for grapes/CheezIts, Domino’s for an extra large pizza w/ pineapple/sausage/bell peppers, Izzy’s for a quad Americano, Ingles for cans of Coke, trimming scissors, arugula, then back to Downing.</text:span><text:span text:style-name="T223">d426</text:span><text:span text:style-name="T117"> </text:span></text:p>
      <text:p text:style-name="P130"><text:span text:style-name="T117"><text:s text:c="3"/></text:span><text:span text:style-name="T118">I killed Arikara, ran to Breckenwall Village, killing/skinning things in Southern Barrens and hitting level 29 along the way, bought the first aid book and various scrolls, flew to Thunder Bluff, grabbed an RFK quest and did some leatherworking, </text:span><text:soft-page-break/><text:span text:style-name="T118">then flew to Org.</text:span><text:span text:style-name="T224">d547</text:span><text:span text:style-name="T118"> </text:span><text:span text:style-name="T119">I picked up a Gnomer quest, took the Zep to Undercity, realized I was one level too low to get the guano quest for RFK, took the zep to Gromgol, hearthed to Crossroads, flew to Ratchet, took the boat to Booty Bay, found the Gnomer quest guys, ran that, hearthed to Crossroads, flew to Org.</text:span><text:span text:style-name="T225">d738</text:span><text:span text:style-name="T119"> </text:span></text:p>
      <text:p text:style-name="P130"><text:span text:style-name="T119"><text:s text:c="3"/></text:span><text:span text:style-name="T120">I got obsessed with Shimmering Flats, slogged there until I eventually hit level 30, hearthed, talked to Hannah, went to Org, trained, got windfury weapon and astral recall, went to Undercity, got the guano quest, recalled, joined an RFK group, ran down there. Someone was going to TB, so I recalled, flew to Ratchet, got some gear out of the bank, hearthed, flew to Camp T, ran back to the instance.</text:span></text:p>
      <text:p text:style-name="P130"><text:span text:style-name="T120"><text:s text:c="3"/>We ran the first boss through several resets attempting to get the axe, which dropped twice, then finished the rest of the instance except for the tubers. I recalled, went to UC, TB, 1KN, killed centaur until I hit 31, recalled, flew back to Whitereach Post, went to bed around 3AM.</text:span></text:p>
      <text:p text:style-name="P130"><text:span text:style-name="T120"/></text:p>
      <text:p text:style-name="P131"><text:span text:style-name="T51">XII.XXIII</text:span></text:p>
      <text:p text:style-name="P131"><text:span text:style-name="T51"/></text:p>
      <text:p text:style-name="P131"><text:span text:style-name="T51">I woke at 10, swiped countless notifications from my phone, played Wordle (SAUNA in four,) ate grapes, made coffee.</text:span><text:span text:style-name="T179">d1033</text:span><text:span text:style-name="T51"> </text:span><text:span text:style-name="T121">I finished turtles, scorpions, vultures on the flats, turned those quests in, recalled, flew to Ratchet, boated to Booty Bay, flew to Grom’Gol,</text:span><text:span text:style-name="T226">d1111</text:span><text:span text:style-name="T122"> </text:span><text:span text:style-name="T123">zepped to UC, flew to Tarren Mill,</text:span><text:span text:style-name="T227">d1121</text:span><text:span text:style-name="T123"> </text:span><text:span text:style-name="T124">took a poop, ran to Hammerfall, grabbed the flightpath.</text:span><text:span text:style-name="T228">d1138</text:span><text:span text:style-name="T124"> </text:span></text:p>
      <text:p text:style-name="P131"><text:span text:style-name="T124"><text:s text:c="3"/></text:span><text:span text:style-name="T125">I ran to Kargath, </text:span><text:span text:style-name="T126">sat on the couch and looked at my phone while I </text:span><text:span text:style-name="T125">flew to Grom’Gol, checked out Nessingwary’s camp, ran back to Grom, flew to Booty Bay,</text:span><text:span text:style-name="T229">d1221</text:span><text:span text:style-name="T125"> </text:span><text:span text:style-name="T127">hearthed, flew to Gadget, killed crocs in the Shimmering Flats, turned in that quest, hearthed, flew to Ratchet, took the boat to Booty Bay, turned in a quest, hearthed, flew to Thunder Bluff, did leatherworking, flew to Sun Rock Retreat.</text:span><text:span text:style-name="T230">d119</text:span><text:span text:style-name="T127"> </text:span></text:p>
      <text:p text:style-name="P131"><text:span text:style-name="T127"><text:s text:c="3"/></text:span><text:span text:style-name="T128">I ran through Desolace to Shadoprey Village, bought the expert cookbook and upgraded skinning, </text:span><text:soft-page-break/><text:span text:style-name="T128">hearthed, flew to Ratchet, boated to Booty Bay, flew to Grom’Gol,</text:span><text:span text:style-name="T231">d146</text:span><text:span text:style-name="T128"> </text:span><text:span text:style-name="T129">ate pizza on the couch with the cats, turned in another Nesingwary quest, hearthed, flew to Camp T, got dressed.</text:span><text:span text:style-name="T232">d211</text:span><text:span text:style-name="T130"> </text:span></text:p>
      <text:p text:style-name="P131"><text:span text:style-name="T130"><text:s text:c="3"/></text:span><text:span text:style-name="T131">I walked up to Ingles, bought grapes, Bagu, CheezIts, went to Meyers, checked the mail, picked up bagels, Canadian bacon, mayonaise, soap, texted with Hannah, made a quad coffee, walked to Downing, put my groceries away, sat excitedly at the computer.</text:span><text:span text:style-name="T233">d319</text:span><text:span text:style-name="T131"> </text:span></text:p>
      <text:p text:style-name="P131"><text:span text:style-name="T131"/></text:p>
      <text:p text:style-name="P132"><text:span text:style-name="T131">I </text:span><text:span text:style-name="T51">ran RFK, went to Thunder Bluff, trained, ran RFK again, did leatherworking, looked into SM quests, realized I’d missed a whole chain from Thousand Needles, started that with a druid and a warrior, did the second part, a rock elemental, with them, flew to Sun Rock Retreat, ran to a guy at the path to Ashenvale, got a book from a burrow, ran back, answered a trivia question, went to Undercity.</text:span></text:p>
      <text:p text:style-name="P132"><text:span text:style-name="T51"><text:s text:c="3"/>One of my SM quests was to kill 20 people, so I did that outside the instance with the help of a 31 Alliance warrior, went back to Undercity, talked to Hannah, laid in bed, went to sleep around midnight.</text:span></text:p>
      <text:p text:style-name="P132"><text:span text:style-name="T51"/></text:p>
      <text:p text:style-name="P132"><text:span text:style-name="T51">XII.XXIV</text:span></text:p>
      <text:p text:style-name="P132"><text:span text:style-name="T51"/></text:p>
      <text:p text:style-name="P132"><text:span text:style-name="T51">I woke around 9:30, played Wordle (EAGLE in two,) said hello to the cats and heat up some water.</text:span><text:span text:style-name="T179">d1007</text:span><text:span text:style-name="T51"> </text:span><text:span text:style-name="T132">I made some coffee, cleaned up my battle station and logged into WoW, but the servers were down for maintenance.</text:span><text:span text:style-name="T234">d1017</text:span></text:p>
      <text:p text:style-name="P132"><text:span text:style-name="T234"><text:s text:c="3"/></text:span><text:span text:style-name="T133">I ran Library two or three times, made another cup of coffee, reworked my bars big-time, killed some things on the shimmering flat for practice and to level my daggers, ran graveyard then library, </text:span><text:span text:style-name="T134">hearthed to XR, flew to Org</text:span><text:span text:style-name="T133">.</text:span><text:span text:style-name="T235">d438</text:span><text:span text:style-name="T133"> </text:span><text:span text:style-name="T134">I walked up to Oyster House, ordered an NA Guinness + beans/rice/sausage, then jogged home excitedly.</text:span><text:span text:style-name="T236">d526</text:span><text:span text:style-name="T134"> </text:span></text:p>
      <text:p text:style-name="P132"><text:span text:style-name="T134"><text:s text:c="3"/></text:span><text:span text:style-name="T135">I ran to Stonard, flew to Kargath, back to Stonard, back to Grom’Gol, set my hearth, zepped to SM, ran library three or four times, hearthed to Grom, AFKed in the inn and spent some time on the couch,</text:span><text:span text:style-name="T237">d933</text:span><text:span text:style-name="T135"> </text:span><text:span text:style-name="T136">then took a bath and talked to Hannah on </text:span><text:soft-page-break/><text:span text:style-name="T136">the phone, who was worried if I was depressed, but seemed more sad herself.</text:span><text:span text:style-name="T238">d1004</text:span></text:p>
      <text:p text:style-name="P132"><text:span text:style-name="T238"><text:s text:c="3"/></text:span><text:span text:style-name="T137">I started Nessingwary quests, but ended up running Lib, Arm Cath with a very fun group, hearthed, killed 15 raptors just outside of Grom’gol, went to bed.</text:span></text:p>
      <text:p text:style-name="P132"><text:span text:style-name="T137"/></text:p>
      <text:p text:style-name="P133"><text:span text:style-name="T51">XII.XXV</text:span></text:p>
      <text:p text:style-name="P133"><text:span text:style-name="T51"/></text:p>
      <text:p text:style-name="P133"><text:span text:style-name="T51">I woke around 9:30, lost wordle (SHARE,) laid in bed, eventually made coffee.</text:span><text:span text:style-name="T179">d1145</text:span><text:span text:style-name="T51"> </text:span><text:span text:style-name="T138">I did STV quests, eventually making a second coffee, flew to Thunder Bluff, did leatherworking, got my cooking to 200+, flew to Gadget, realized I was in the wrong place, flew to Org, leveled my cooking to 225, picked up the Gadget quest, flew back, hearthed to Grom.</text:span><text:span text:style-name="T239">d442</text:span><text:span text:style-name="T138"> </text:span></text:p>
      <text:p text:style-name="P134"><text:span text:style-name="T138"><text:s text:c="3"/></text:span><text:span text:style-name="T139">I laid in bed, ate a couple sandwiches, ran Library, hearthed to Grom’gol, did The Vile Reef and a couple companion quests, ran Armory, a chaotic but fun Cathedral, made a late-night cup of coffee. I logged onto my level-3 Season of Discovery character to see how they had made all the runes purchaseable from the starting zone and thought about what a mess that game must be.</text:span></text:p>
      <text:p text:style-name="P134"><text:span text:style-name="T139"><text:s text:c="3"/>I switched back to Shamaka, flew to Org, bought 12 giant eggs, 10 zesty clam meats, flew to TB, bought 20 Alterac Swiss.</text:span><text:span text:style-name="T240">d926 </text:span><text:span text:style-name="T140"><text:s/></text:span><text:span text:style-name="T141">I turned in my cooking quest, hearthed, talked to Hannah twice, and did many Cath/Arm runs, ending with a very rough one at 6:30AM.</text:span></text:p>
      <text:p text:style-name="P134"><text:span text:style-name="T141"/></text:p>
      <text:p text:style-name="P135"><text:span text:style-name="T51">XII.XXVI</text:span></text:p>
      <text:p text:style-name="P135"><text:span text:style-name="T51"/></text:p>
      <text:p text:style-name="P135"><text:span text:style-name="T51">I slept til 10:30, looked through my phone, got up, peed,</text:span><text:span text:style-name="T179">d1038</text:span><text:span text:style-name="T51"> </text:span><text:span text:style-name="T142">laid in bed some more, got dressed, left the house at noon, walked downtown, got a cup of drip from Hi Five, drank some of it in Pritchard, walked to Battle Cat, ordered a latte, drank some of it in the sun, went to WALK, ordered a BBQ bacon burger, watched golf, talked to Big Ryan, texted with Hannah, walked home, got undressed.</text:span><text:span text:style-name="T241">d306</text:span><text:span text:style-name="T142"> </text:span></text:p>
      <text:p text:style-name="P135"><text:span text:style-name="T142"><text:s text:c="3"/></text:span><text:span text:style-name="T143">I killed things around STV, hearthed to Grom, flew to UC, laid in bed, picked up an RFD quest, </text:span><text:soft-page-break/><text:span text:style-name="T143">made a mooncloth on Kamaka, switched over to Tokup, gquit the Lil Rascals, switched back to Kamaka for a second and exited.</text:span><text:span text:style-name="T242">d457</text:span><text:span text:style-name="T143"> </text:span><text:span text:style-name="T144">I laid in bed, told Hannah I was gonna take a nap, ran RFD, finished all the quests, turned them in, did more STV quests, hit level 40 standing on the balcony of the Booty Bay tavern.</text:span></text:p>
      <text:p text:style-name="P135"><text:span text:style-name="T144"><text:s text:c="3"/>I flew to Stonard, trained, hearthed to Grom, equipped all my mail, cleaned up a couple quests, talked to Hannah on the phone, ran RFD again, laid in bed, went to sleep around midnight.</text:span></text:p>
      <text:p text:style-name="P135"><text:span text:style-name="T144"/></text:p>
      <text:p text:style-name="P136"><text:span text:style-name="T51">XII.XXVII</text:span></text:p>
      <text:p text:style-name="P136"><text:span text:style-name="T51"/></text:p>
      <text:p text:style-name="P136"><text:span text:style-name="T51">I woke late and had a hard time making coffee, but played Wordle (GRAIN in four) and texted with Hannah.</text:span><text:span text:style-name="T179">d1148</text:span><text:span text:style-name="T51"> </text:span><text:span text:style-name="T145">I checked Bankmaka, switched to the shaman, started him on a flight to Hammerfall, got dressed and diverted to Kargath instead. I walked to Odd’s, but they were closed, so I went to Izzy’s, ordered a cup of drip.</text:span></text:p>
      <text:p text:style-name="P136"><text:span text:style-name="T145"><text:s text:c="3"/>I walked to Middlemont; Ryan and Tina were late. We rehearsed until 3:30, and then I walked to the Malvern, ordered a burger/fries/Coke, walked to Aldi, bought grapes/bananas/CheezIts. I went back to Izzy’s for a latte, walked to Downing in the the mist and took off my soggy clothes.</text:span><text:span text:style-name="T243">d540</text:span><text:span text:style-name="T145"> </text:span></text:p>
      <text:p text:style-name="P136"><text:span text:style-name="T145"><text:s text:c="3"/></text:span><text:span text:style-name="T146">I flew to Hammerfall, turned in a quest, flew to Tarren Mill, ran to the Hinterlands, found the flightpath, flew back to TM, turned in some turtle meat for the recipe quest, hearthed to Grom. I kept going back and forth between laying in bed and inching my way toward Thunder Bluff to buy dual spec.</text:span></text:p>
      <text:p text:style-name="P136"><text:span text:style-name="T146"><text:s text:c="3"/>I spent the empty points for my new spec in resto, flew to Camp T, put together a group for RFD, ran that. It was kinda fun, I think. I hearthed to Grom, flew to BB, did some banking, hearthed again.</text:span><text:span text:style-name="T244">d941</text:span><text:span text:style-name="T146"> </text:span><text:span text:style-name="T147">I laid down, cleaned the litter boxes, talked to Hannah, killed some Ogres on Tokup, switched to Shamaka, fiddled with my bars, exited.</text:span><text:span text:style-name="T245">d1053</text:span><text:span text:style-name="T147"> </text:span></text:p>
      <text:p text:style-name="P136"><text:soft-page-break/><text:span text:style-name="T147"><text:s text:c="3"/></text:span><text:span text:style-name="T148">I ran flew to Org, looking for an RFD group, got there just in time to see the &lt;something to think about&gt; buff train. I flew to Camp T, ran RFD, played more Tokup, levelled up, switched to Shamaka, killed STV ogres, levelled up, started a female Tauren warrior on Anniversary named Tokupina, eventually went to bed.</text:span></text:p>
      <text:p text:style-name="P136"><text:span text:style-name="T148"/></text:p>
      <text:p text:style-name="P137"><text:span text:style-name="T51">XII.XXVIII</text:span></text:p>
      <text:p text:style-name="P137"><text:span text:style-name="T51"/></text:p>
      <text:p text:style-name="P137"><text:span text:style-name="T51">I woke at 10, already had messages from Hannah, played Wordle (DECRY in four,) messaged with Sweet Pea at her gate, ate a bunch of grapes and boiled some water.</text:span><text:span text:style-name="T179">d1029</text:span></text:p>
      <text:p text:style-name="P137"><text:span text:style-name="T51"><text:s text:c="3"/></text:span><text:span text:style-name="T149">I went back to bed, slept until noon, got dressed, walked up to Odd’s, ordered an Americano. Robin[sp?] asked if I wanted a triple and I said sure, forgetting that that means a larger cup. I drank some on the back porch, spaced out, walked to Meyers, spaced out some more.</text:span></text:p>
      <text:p text:style-name="P137"><text:span text:style-name="T149"><text:s text:c="3"/>I took a bath, shaved, got slow-dressed, made some pea ramen, moved my drums from the car to the porch, made a cup of coffee. Tina arrived and I drove us to the Purple Onion, set up, ordered steak, ate in the green room, sound checked, ordered an athletic, took off my jackets, played a fast-moving set.</text:span></text:p>
      <text:p text:style-name="P137"><text:span text:style-name="T149"><text:s text:c="3"/>We packed up, drove up 26 in the rain. Tina said what I was just thinking but in a more funny way: “It’s almost like they </text:span><text:span text:style-name="T311">want</text:span><text:span text:style-name="T149"> you to crash.” I parked the car in front of Hannah’s house, left my drums, went inside, ate a bunch of grapes, opened a hop water, got undressed and felt amazing once the socks came off.</text:span><text:span text:style-name="T246">d1104</text:span><text:span text:style-name="T149"> </text:span></text:p>
      <text:p text:style-name="P137"><text:span text:style-name="T149"><text:s text:c="3"/></text:span><text:span text:style-name="T150">I logged into Shamaka, listed myself for RFD and then realized I didn’t want to do that. I went to Org to loiter while I figured out what I wanted to do, looked up quests for Uldaman on my phone from bed, took the Zep to Undercity, grabbed one, realized I’d missed one in Orgrimmar, went back, grabbed that, hearthed to Grom’gol, flew to Kargath, grabbed one there, at the camp nearby and at the very southern middle section of Badlands.</text:span></text:p>
      <text:p text:style-name="P138"><text:soft-page-break/><text:span text:style-name="T51">XII.XIX</text:span></text:p>
      <text:p text:style-name="P138"><text:span text:style-name="T51"/></text:p>
      <text:p text:style-name="P138"><text:span text:style-name="T51">My alarm went off at 10 and I struggled with Wordle (MAMBO in five,) fell asleep, got up again, made coffee, drank it on the couch.</text:span><text:span text:style-name="T179">d1154</text:span><text:span text:style-name="T51"> </text:span><text:span text:style-name="T151">I talked to Hannah on the phone, made another coffee, drove the Space Bug to Highland and was slightly surprised to see Jen Star in the parking lot. We chatted until Tina pulled up, at which point we loaded in.</text:span></text:p>
      <text:p text:style-name="P138"><text:span text:style-name="T151"><text:s text:c="3"/>We set up and I ordered a burger, ate it before Ryan and Melissa showed up. We did a long sound check, took five, played three sets, packed up, drove home. I was feeling frustrated with Ryan and Melissa for being generally oblivious to everything; I must investigate why this bothers me so much.</text:span></text:p>
      <text:p text:style-name="P138"><text:span text:style-name="T151"><text:s text:c="3"/>I ate grapes in the chair, took off my boots, sat at the computer.</text:span><text:span text:style-name="T247">d555</text:span><text:span text:style-name="T151"> </text:span></text:p>
      <text:p text:style-name="P138"><text:span text:style-name="T151"><text:s text:c="3"/></text:span><text:span text:style-name="T152">I did Badlands Reagent Run, which took a while, but not as long as I’d expected. I started looking for an Uldaman group, but there were no tanks to be found. One popped up after about an hour, so I built a group around it, but he was basically AFK up until we entered the entrance. I booted him and looked for another, but none came and the group disbanded.</text:span></text:p>
      <text:p text:style-name="P138"><text:span text:style-name="T152"><text:s text:c="3"/>I talked to Hannah on the phone, went to bed. It was midnight and I decided sleep was best, so I got up to turn out the lights and log out of WoW, but checked the group finder real quick and saw one was forming with a tank and a DPS. I joined up with them, had a smooth/fun run, ported to Org, flew to TB, did leatherworking, turned in a quest, flew to Org, turned in another, zepped to UC, turned in another, called it a night.</text:span></text:p>
      <text:p text:style-name="P138"><text:span text:style-name="T152"/></text:p>
      <text:p text:style-name="P139"><text:span text:style-name="T51">XII.XXX</text:span></text:p>
      <text:p text:style-name="P139"><text:span text:style-name="T51"/></text:p>
      <text:p text:style-name="P139"><text:span text:style-name="T51">I slept til 11, played Wordle (STARE in two,) got dressed, walked to Ingles, saw Tate and bought a bag of mandarins, went over to Bad Manners, realized I’d forgotten my cup, ordered some drip, walked to Meyers, changed my shoes, bags and hoodies, charged my phone a little, texted with Hannah, walked up Brevard, through the church parking lot, saw Doctor </text:span><text:soft-page-break/><text:span text:style-name="T51">Myles, went back to Downing, took photos of the cats for Hannah, heat up some water to rinse my cup and charged my phone a bit more.</text:span><text:span text:style-name="T179">d1231</text:span><text:span text:style-name="T51"> </text:span></text:p>
      <text:p text:style-name="P139"><text:span text:style-name="T51"><text:s text:c="3"/></text:span><text:span text:style-name="T153">I walked to Battle Cat, ordered an Americano, sat outside, took a photo for Hannah, walked downtown, peed at the public restrooms in Pack Square, went to the bank, deposted $260, went to Hi Five, ordered a latte, finally got Carroty’s name, drank a little in the park, took another photo, walked to OLR, ordered a burger/fries, went inside, ordered an NA Guinness.</text:span></text:p>
      <text:p text:style-name="P139"><text:span text:style-name="T153"><text:s text:c="3"/>Grant pulled up just as I was pulling up his Facebook page. We talked about games while I ate. I then walked across the bridge and up the hill with my eyes closed to Ingles, talked to my old neighbor Adam, bought toothpaste, toothbrush, floss, green grapes, walked to Downing, texted Hannah saying, “</text:span><text:span text:style-name="T312">I so long to feel you in my arms love</text:span><text:span text:style-name="T153">”</text:span><text:span text:style-name="T248">d417</text:span><text:span text:style-name="T153"> </text:span></text:p>
      <text:p text:style-name="P139"><text:span text:style-name="T153"><text:s text:c="3"/></text:span><text:span text:style-name="T154">I </text:span><text:span text:style-name="T155">took the zep to Grom’gol, quickly gathered some Headhunter heads, hearthed to Kargath, </text:span><text:span text:style-name="T154">ran Uldaman with a fun/smooth group, finished a couple more quests, flew to UC, turned in, flew to Hammerfall, did First Aid 225, hearthed to Kargath, flew to Stonard, trained, flew to Grom and laid in bed. Hannah video called me with Emmylou and we talked for a while. I then killed raptors in STV and Bhag’thera, turned that in, exited to restart my computer.</text:span><text:span text:style-name="T249">d810</text:span><text:span text:style-name="T154">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4</text:page-number></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2-30T20:11:53.407399769</dc:date>
    <meta:editing-duration>P109DT22H20M8S</meta:editing-duration>
    <meta:editing-cycles>906</meta:editing-cycles>
    <meta:generator>LibreOffice/24.2.5.2$MacOSX_X86_64 LibreOffice_project/bffef4ea93e59bebbeaf7f431bb02b1a39ee8a59</meta:generator>
    <meta:print-date>2024-12-21T13:37:31.856773847</meta:print-date>
    <meta:document-statistic meta:table-count="0" meta:image-count="0" meta:object-count="0" meta:page-count="94" meta:paragraph-count="478" meta:word-count="21220" meta:character-count="113769" meta:non-whitespace-character-count="92389"/>
  </office:meta>
</office:document-meta>
</file>